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標楷體" svg:font-family="標楷體" style:font-family-generic="script" style:font-pitch="fixed" svg:panose-1="3 0 5 9 0 0 0 0 0 0"/>
    <style:font-face style:name="細明體" svg:font-family="細明體" style:font-family-generic="modern" style:font-pitch="fixed" svg:panose-1="2 2 5 9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4">
      <text:list-level-style-number text:level="1" style:num-suffix="." style:num-format="1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5">
      <text:list-level-style-bullet text:level="1" text:style-name="WW_CharLFO5LVL1" text:bullet-char="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  <style:text-properties style:font-name="Wingdings"/>
      </text:list-level-style-bullet>
      <text:list-level-style-bullet text:level="2" text:style-name="WW_CharLFO5LVL2" text:bullet-char="">
        <style:list-level-properties text:space-before="0.8333in" text:min-label-width="0.3333in" text:list-level-position-and-space-mode="label-alignment">
          <style:list-level-label-alignment text:label-followed-by="listtab" fo:margin-left="1.1666in" fo:text-indent="-0.3333in"/>
        </style:list-level-properties>
        <style:text-properties style:font-name="Wingdings"/>
      </text:list-level-style-bullet>
      <text:list-level-style-bullet text:level="3" text:style-name="WW_CharLFO5LVL3" text:bullet-char="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  <style:text-properties style:font-name="Wingdings"/>
      </text:list-level-style-bullet>
      <text:list-level-style-bullet text:level="4" text:style-name="WW_CharLFO5LVL4" text:bullet-char="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  <style:text-properties style:font-name="Wingdings"/>
      </text:list-level-style-bullet>
      <text:list-level-style-bullet text:level="5" text:style-name="WW_CharLFO5LVL5" text:bullet-char="">
        <style:list-level-properties text:space-before="1.8333in" text:min-label-width="0.3333in" text:list-level-position-and-space-mode="label-alignment">
          <style:list-level-label-alignment text:label-followed-by="listtab" fo:margin-left="2.1666in" fo:text-indent="-0.3333in"/>
        </style:list-level-properties>
        <style:text-properties style:font-name="Wingdings"/>
      </text:list-level-style-bullet>
      <text:list-level-style-bullet text:level="6" text:style-name="WW_CharLFO5LVL6" text:bullet-char="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  <style:text-properties style:font-name="Wingdings"/>
      </text:list-level-style-bullet>
      <text:list-level-style-bullet text:level="7" text:style-name="WW_CharLFO5LVL7" text:bullet-char="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  <style:text-properties style:font-name="Wingdings"/>
      </text:list-level-style-bullet>
      <text:list-level-style-bullet text:level="8" text:style-name="WW_CharLFO5LVL8" text:bullet-char="">
        <style:list-level-properties text:space-before="2.8333in" text:min-label-width="0.3333in" text:list-level-position-and-space-mode="label-alignment">
          <style:list-level-label-alignment text:label-followed-by="listtab" fo:margin-left="3.1666in" fo:text-indent="-0.3333in"/>
        </style:list-level-properties>
        <style:text-properties style:font-name="Wingdings"/>
      </text:list-level-style-bullet>
      <text:list-level-style-bullet text:level="9" text:style-name="WW_CharLFO5LVL9" text:bullet-char="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_1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0">
      <text:list-level-style-bullet text:level="1" text:style-name="WW_CharLFO10LVL1" text:bullet-char="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2" text:style-name="WW_CharLFO10LVL2" text:bullet-char="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3" text:style-name="WW_CharLFO10LVL3" text:bullet-char="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4" text:style-name="WW_CharLFO10LVL4" text:bullet-char="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5" text:style-name="WW_CharLFO10LVL5" text:bullet-char="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6" text:style-name="WW_CharLFO10LVL6" text:bullet-char="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7" text:style-name="WW_CharLFO10LVL7" text:bullet-char="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8" text:style-name="WW_CharLFO10LVL8" text:bullet-char="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9" text:style-name="WW_CharLFO10LVL9" text:bullet-char="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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2" text:style-name="WW_CharLFO11LVL2" text:bullet-char="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3" text:style-name="WW_CharLFO11LVL3" text:bullet-char="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4" text:style-name="WW_CharLFO11LVL4" text:bullet-char="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5" text:style-name="WW_CharLFO11LVL5" text:bullet-char="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6" text:style-name="WW_CharLFO11LVL6" text:bullet-char="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7" text:style-name="WW_CharLFO11LVL7" text:bullet-char="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8" text:style-name="WW_CharLFO11LVL8" text:bullet-char="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9" text:style-name="WW_CharLFO11LVL9" text:bullet-char="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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2" text:style-name="WW_CharLFO12LVL2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3" text:style-name="WW_CharLFO12LVL3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4" text:style-name="WW_CharLFO12LVL4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5" text:style-name="WW_CharLFO12LVL5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6" text:style-name="WW_CharLFO12LVL6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7" text:style-name="WW_CharLFO12LVL7" text:bullet-char="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  <text:list-level-style-bullet text:level="8" text:style-name="WW_CharLFO12LVL8" text:bullet-char="">
        <style:list-level-properties text:space-before="3.3333in" text:min-label-width="0.3333in" text:list-level-position-and-space-mode="label-alignment">
          <style:list-level-label-alignment text:label-followed-by="listtab" fo:margin-left="3.6666in" fo:text-indent="-0.3333in"/>
        </style:list-level-properties>
        <style:text-properties style:font-name="Wingdings"/>
      </text:list-level-style-bullet>
      <text:list-level-style-bullet text:level="9" text:style-name="WW_CharLFO12LVL9" text:bullet-char="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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2" text:style-name="WW_CharLFO13LVL2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3" text:style-name="WW_CharLFO13LVL3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4" text:style-name="WW_CharLFO13LVL4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5" text:style-name="WW_CharLFO13LVL5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6" text:style-name="WW_CharLFO13LVL6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7" text:style-name="WW_CharLFO13LVL7" text:bullet-char="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  <text:list-level-style-bullet text:level="8" text:style-name="WW_CharLFO13LVL8" text:bullet-char="">
        <style:list-level-properties text:space-before="3.3333in" text:min-label-width="0.3333in" text:list-level-position-and-space-mode="label-alignment">
          <style:list-level-label-alignment text:label-followed-by="listtab" fo:margin-left="3.6666in" fo:text-indent="-0.3333in"/>
        </style:list-level-properties>
        <style:text-properties style:font-name="Wingdings"/>
      </text:list-level-style-bullet>
      <text:list-level-style-bullet text:level="9" text:style-name="WW_CharLFO13LVL9" text:bullet-char="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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2" text:style-name="WW_CharLFO14LVL2" text:bullet-char="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3" text:style-name="WW_CharLFO14LVL3" text:bullet-char="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4" text:style-name="WW_CharLFO14LVL4" text:bullet-char="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5" text:style-name="WW_CharLFO14LVL5" text:bullet-char="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6" text:style-name="WW_CharLFO14LVL6" text:bullet-char="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7" text:style-name="WW_CharLFO14LVL7" text:bullet-char="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8" text:style-name="WW_CharLFO14LVL8" text:bullet-char="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9" text:style-name="WW_CharLFO14LVL9" text:bullet-char="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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2" text:style-name="WW_CharLFO15LVL2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3" text:style-name="WW_CharLFO15LVL3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4" text:style-name="WW_CharLFO15LVL4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5" text:style-name="WW_CharLFO15LVL5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6" text:style-name="WW_CharLFO15LVL6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7" text:style-name="WW_CharLFO15LVL7" text:bullet-char="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  <text:list-level-style-bullet text:level="8" text:style-name="WW_CharLFO15LVL8" text:bullet-char="">
        <style:list-level-properties text:space-before="3.3333in" text:min-label-width="0.3333in" text:list-level-position-and-space-mode="label-alignment">
          <style:list-level-label-alignment text:label-followed-by="listtab" fo:margin-left="3.6666in" fo:text-indent="-0.3333in"/>
        </style:list-level-properties>
        <style:text-properties style:font-name="Wingdings"/>
      </text:list-level-style-bullet>
      <text:list-level-style-bullet text:level="9" text:style-name="WW_CharLFO15LVL9" text:bullet-char="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16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6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6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6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6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6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6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6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17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7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7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7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7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7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7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7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0">
      <text:list-level-style-bullet text:level="1" text:style-name="WW_CharLFO20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20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20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20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20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20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20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20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20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21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21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21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21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21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21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21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21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22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22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22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22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22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22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22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22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style:page-number="1"/>
      <style:text-properties style:font-name="Times New Roman" style:font-name-asian="標楷體" style:font-name-complex="Times New Roman" fo:font-weight="bold" style:font-weight-asian="bold" fo:font-size="20pt" style:font-size-asian="20pt" style:font-size-complex="20pt" style:language-asian="zh" style:country-asian="TW"/>
    </style:style>
    <style:style style:name="P4" style:parent-style-name="Standard" style:family="paragraph">
      <style:paragraph-properties fo:text-align="center"/>
      <style:text-properties style:font-name="Times New Roman" style:font-name-asian="標楷體" style:font-name-complex="Times New Roman" fo:font-weight="bold" style:font-weight-asian="bold" fo:font-size="20pt" style:font-size-asian="20pt" style:font-size-complex="20pt" style:language-asian="zh" style:country-asian="TW"/>
    </style:style>
    <style:style style:name="T5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 style:font-size-complex="14pt" style:language-asian="zh" style:country-asian="TW"/>
    </style:style>
    <style:style style:name="P6" style:parent-style-name="Standard" style:family="paragraph">
      <style:text-properties style:font-name="Times New Roman" style:font-name-asian="標楷體" style:font-name-complex="Times New Roman" fo:font-size="14pt" style:font-size-asian="14pt" style:font-size-complex="14pt" style:language-asian="zh" style:country-asian="TW"/>
    </style:style>
    <style:style style:name="P7" style:parent-style-name="Standard" style:family="paragraph">
      <style:paragraph-properties fo:text-align="justify" fo:margin-right="-0.0402in" fo:text-indent="0.3333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8" style:parent-style-name="Standard" style:family="paragraph">
      <style:paragraph-properties fo:text-align="justify" fo:margin-right="-0.0402in" fo:text-indent="0.3333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9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0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1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2" style:parent-style-name="Standard" style:family="paragraph">
      <style:paragraph-properties fo:text-align="justify" fo:margin-right="-0.0402in" fo:text-indent="0.3333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3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4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5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 style:font-size-complex="14pt" style:language-asian="zh" style:country-asian="TW"/>
    </style:style>
    <style:style style:name="P16" style:parent-style-name="Standard" style:family="paragraph">
      <style:text-properties style:font-name="Times New Roman" style:font-name-asian="標楷體" style:font-name-complex="Times New Roman" fo:font-size="14pt" style:font-size-asian="14pt" style:font-size-complex="14pt" style:language-asian="zh" style:country-asian="TW"/>
    </style:style>
    <style:style style:name="P17" style:parent-style-name="Standard" style:family="paragraph">
      <style:paragraph-properties fo:text-align="justify" fo:text-indent="0.3333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8" style:parent-style-name="Standard" style:family="paragraph">
      <style:paragraph-properties fo:text-indent="0.3333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9" style:parent-style-name="Standard" style:family="paragraph">
      <style:paragraph-properties fo:text-align="justify" fo:text-indent="0.3333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20" style:parent-style-name="Standard" style:family="paragraph">
      <style:paragraph-properties fo:text-indent="0.3333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21" style:parent-style-name="Standard" style:family="paragraph">
      <style:paragraph-properties fo:text-indent="0.3333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22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 style:font-size-complex="14pt" style:language-asian="zh" style:country-asian="TW"/>
    </style:style>
    <style:style style:name="P23" style:parent-style-name="Standard" style:family="paragraph">
      <style:text-properties style:font-name="Times New Roman" style:font-name-asian="標楷體" style:font-name-complex="Times New Roman" fo:font-size="14pt" style:font-size-asian="14pt" style:font-size-complex="14pt" style:language-asian="zh" style:country-asian="TW"/>
    </style:style>
    <style:style style:name="P24" style:parent-style-name="Standard" style:family="paragraph">
      <style:paragraph-properties fo:text-indent="0.5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25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26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27" style:parent-style-name="Standard" style:family="paragraph">
      <style:paragraph-properties fo:margin-left="0.5in" fo:text-indent="0.5in">
        <style:tab-stops/>
      </style:paragraph-properties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28" style:parent-style-name="Standard" style:family="paragraph">
      <style:paragraph-properties fo:margin-left="0.5in" fo:text-indent="0.5in">
        <style:tab-stops/>
      </style:paragraph-properties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29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30" style:parent-style-name="Standard" style:family="paragraph">
      <style:paragraph-properties fo:margin-left="0.5in" fo:text-indent="0.5in">
        <style:tab-stops/>
      </style:paragraph-properties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31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32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33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34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35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36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P37" style:parent-style-name="Standard" style:family="paragraph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P38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39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/>
    </style:style>
    <style:style style:name="P40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/>
    </style:style>
    <style:style style:name="P41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/>
    </style:style>
    <style:style style:name="TableColumn43" style:family="table-column">
      <style:table-column-properties style:column-width="2.8548in" style:use-optimal-column-width="false"/>
    </style:style>
    <style:style style:name="TableColumn44" style:family="table-column">
      <style:table-column-properties style:column-width="3.15in" style:use-optimal-column-width="false"/>
    </style:style>
    <style:style style:name="Table42" style:family="table">
      <style:table-properties style:width="6.0048in" fo:margin-left="0in" table:align="lef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none" fo:border-bottom="none" fo:border-right="0.0833in solid #FFFFFF" style:writing-mode="lr-tb" fo:padding-top="0.0694in" fo:padding-left="0.0694in" fo:padding-bottom="0.0694in" fo:padding-right="0.0694in"/>
    </style:style>
    <style:style style:name="T47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ableCell48" style:family="table-cell">
      <style:table-cell-properties fo:border-top="none" fo:border-left="0.0833in solid #FFFFFF" fo:border-bottom="none" fo:border-right="none" style:writing-mode="lr-tb" fo:padding-top="0.0694in" fo:padding-left="0.0694in" fo:padding-bottom="0.0694in" fo:padding-right="0.0694in"/>
    </style:style>
    <style:style style:name="T49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none" fo:border-bottom="none" fo:border-right="0.0833in solid #FFFFFF" fo:background-color="#F0F0F0" style:writing-mode="lr-tb" fo:padding-top="0in" fo:padding-left="0.0812in" fo:padding-bottom="0in" fo:padding-right="0.075in"/>
    </style:style>
    <style:style style:name="P52" style:parent-style-name="Standard" style:family="paragraph">
      <style:paragraph-properties fo:text-align="justify" fo:line-height="115%"/>
      <style:text-properties style:font-name="Times New Roman" style:font-name-asian="標楷體" style:font-name-complex="Times New Roman" fo:font-size="13pt" style:font-size-asian="13pt" style:font-size-complex="13pt"/>
    </style:style>
    <style:style style:name="P53" style:parent-style-name="Standard" style:family="paragraph">
      <style:paragraph-properties fo:text-align="justify" fo:line-height="115%"/>
      <style:text-properties style:font-name="Times New Roman" style:font-name-asian="標楷體" style:font-name-complex="Times New Roman" fo:font-size="13pt" style:font-size-asian="13pt" style:font-size-complex="13pt"/>
    </style:style>
    <style:style style:name="P54" style:parent-style-name="Standard" style:family="paragraph">
      <style:paragraph-properties fo:text-align="justify" fo:line-height="115%"/>
      <style:text-properties style:font-name="Times New Roman" style:font-name-asian="標楷體" style:font-name-complex="Times New Roman" fo:font-size="13pt" style:font-size-asian="13pt" style:font-size-complex="13pt"/>
    </style:style>
    <style:style style:name="P55" style:parent-style-name="Standard" style:family="paragraph">
      <style:paragraph-properties fo:text-align="justify" fo:line-height="115%"/>
    </style:style>
    <style:style style:name="T56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ableCell57" style:family="table-cell">
      <style:table-cell-properties fo:border-top="none" fo:border-left="0.0833in solid #FFFFFF" fo:border-bottom="none" fo:border-right="none" fo:background-color="#F0F0F0" style:writing-mode="lr-tb" fo:padding-top="0in" fo:padding-left="0.0812in" fo:padding-bottom="0in" fo:padding-right="0.075in"/>
    </style:style>
    <style:style style:name="P58" style:parent-style-name="Standard" style:family="paragraph">
      <style:paragraph-properties fo:text-align="justify" fo:line-height="115%"/>
    </style:style>
    <style:style style:name="P59" style:parent-style-name="Standard" style:family="paragraph">
      <style:paragraph-properties fo:text-align="justify" fo:line-height="115%"/>
    </style:style>
    <style:style style:name="P60" style:parent-style-name="Standard" style:family="paragraph">
      <style:paragraph-properties fo:text-align="justify" fo:line-height="115%"/>
    </style:style>
    <style:style style:name="P61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/>
    </style:style>
    <style:style style:name="TableColumn63" style:family="table-column">
      <style:table-column-properties style:column-width="2.8847in" style:use-optimal-column-width="false"/>
    </style:style>
    <style:style style:name="TableColumn64" style:family="table-column">
      <style:table-column-properties style:column-width="3.1201in" style:use-optimal-column-width="false"/>
    </style:style>
    <style:style style:name="Table62" style:family="table">
      <style:table-properties style:width="6.0048in" fo:margin-left="0in" table:align="lef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none" fo:border-bottom="none" fo:border-right="0.0833in solid #FFFFFF" style:writing-mode="lr-tb" fo:padding-top="0.0694in" fo:padding-left="0.0694in" fo:padding-bottom="0.0694in" fo:padding-right="0.0694in"/>
    </style:style>
    <style:style style:name="T67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ableCell68" style:family="table-cell">
      <style:table-cell-properties fo:border-top="none" fo:border-left="0.0833in solid #FFFFFF" fo:border-bottom="none" fo:border-right="none" style:writing-mode="lr-tb" fo:padding-top="0.0694in" fo:padding-left="0.0694in" fo:padding-bottom="0.0694in" fo:padding-right="0.0694in"/>
    </style:style>
    <style:style style:name="T69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none" fo:border-bottom="none" fo:border-right="0.0833in solid #FFFFFF" fo:background-color="#F0F0F0" style:writing-mode="lr-tb" fo:padding-top="0in" fo:padding-left="0.0812in" fo:padding-bottom="0in" fo:padding-right="0.075in"/>
    </style:style>
    <style:style style:name="P72" style:parent-style-name="Standard" style:family="paragraph">
      <style:paragraph-properties fo:text-align="justify" fo:line-height="115%"/>
    </style:style>
    <style:style style:name="P73" style:parent-style-name="Standard" style:family="paragraph">
      <style:paragraph-properties fo:text-align="justify" fo:line-height="115%"/>
    </style:style>
    <style:style style:name="P74" style:parent-style-name="Standard" style:family="paragraph">
      <style:paragraph-properties fo:text-align="justify" fo:line-height="115%"/>
    </style:style>
    <style:style style:name="P75" style:parent-style-name="Standard" style:family="paragraph">
      <style:paragraph-properties fo:text-align="justify" fo:line-height="115%"/>
      <style:text-properties style:language-asian="zh" style:country-asian="TW"/>
    </style:style>
    <style:style style:name="TableCell76" style:family="table-cell">
      <style:table-cell-properties fo:border-top="none" fo:border-left="0.0833in solid #FFFFFF" fo:border-bottom="none" fo:border-right="none" fo:background-color="#F0F0F0" style:writing-mode="lr-tb" fo:padding-top="0in" fo:padding-left="0.0812in" fo:padding-bottom="0in" fo:padding-right="0.075in"/>
    </style:style>
    <style:style style:name="P77" style:parent-style-name="Standard" style:family="paragraph">
      <style:paragraph-properties fo:text-align="justify" fo:line-height="115%"/>
      <style:text-properties style:font-name="Times New Roman" style:font-name-asian="標楷體" style:font-name-complex="Times New Roman" fo:font-size="13pt" style:font-size-asian="13pt" style:font-size-complex="13pt"/>
    </style:style>
    <style:style style:name="P78" style:parent-style-name="Standard" style:family="paragraph">
      <style:paragraph-properties fo:text-align="justify" fo:line-height="115%"/>
    </style:style>
    <style:style style:name="P79" style:parent-style-name="Standard" style:family="paragraph">
      <style:paragraph-properties fo:text-align="justify" fo:line-height="115%"/>
    </style:style>
    <style:style style:name="P80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/>
    </style:style>
    <style:style style:name="P81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/>
    </style:style>
    <style:style style:name="P82" style:parent-style-name="內文" style:family="paragraph">
      <style:paragraph-properties fo:widows="0" fo:orphans="0"/>
      <style:text-properties style:font-name="Times New Roman" style:font-name-asian="標楷體" style:font-name-complex="Times New Roman" fo:font-weight="bold" style:font-weight-asian="bold" fo:font-size="20pt" style:font-size-asian="20pt" style:font-size-complex="20pt" fo:hyphenate="true"/>
    </style:style>
    <style:style style:name="P83" style:parent-style-name="Standard" style:family="paragraph">
      <style:paragraph-properties fo:break-before="page" fo:text-align="center"/>
    </style:style>
    <style:style style:name="T84" style:parent-style-name="預設段落字型" style:family="text">
      <style:text-properties style:font-name="Times New Roman" style:font-name-asian="標楷體" style:font-name-complex="Times New Roman" fo:font-weight="bold" style:font-weight-asian="bold" fo:font-size="20pt" style:font-size-asian="20pt" style:font-size-complex="20pt" style:language-asian="zh" style:country-asian="TW"/>
    </style:style>
    <style:style style:name="T85" style:parent-style-name="預設段落字型" style:family="text">
      <style:text-properties style:font-name="Times New Roman" style:font-name-asian="標楷體" style:font-name-complex="Times New Roman" fo:font-weight="bold" style:font-weight-asian="bold" fo:font-size="20pt" style:font-size-asian="20pt" style:font-size-complex="20pt" style:language-asian="zh" style:country-asian="TW"/>
    </style:style>
    <style:style style:name="T86" style:parent-style-name="預設段落字型" style:family="text">
      <style:text-properties style:font-name="Times New Roman" style:font-name-asian="標楷體" style:font-name-complex="Times New Roman" fo:font-weight="bold" style:font-weight-asian="bold" fo:font-size="20pt" style:font-size-asian="20pt" style:font-size-complex="20pt" style:language-asian="zh" style:country-asian="TW"/>
    </style:style>
    <style:style style:name="P87" style:parent-style-name="Standard" style:family="paragraph">
      <style:paragraph-properties fo:text-align="center"/>
      <style:text-properties style:font-name="Times New Roman" style:font-name-asian="標楷體" style:font-name-complex="Times New Roman" fo:font-weight="bold" style:font-weight-asian="bold" fo:font-size="20pt" style:font-size-asian="20pt" style:font-size-complex="20pt" style:language-asian="zh" style:country-asian="TW"/>
    </style:style>
    <style:style style:name="P88" style:parent-style-name="Standard" style:family="paragraph">
      <style:text-properties style:font-name="Times New Roman" style:font-name-asian="標楷體" style:font-name-complex="Times New Roman" fo:font-weight="bold" style:font-weight-asian="bold" fo:font-size="14pt" style:font-size-asian="14pt" style:font-size-complex="14pt" style:language-asian="zh" style:country-asian="TW"/>
    </style:style>
    <style:style style:name="P89" style:parent-style-name="Standard" style:family="paragraph">
      <style:text-properties style:language-asian="zh" style:country-asian="TW"/>
    </style:style>
    <style:style style:name="P90" style:parent-style-name="Standard" style:family="paragraph">
      <style:paragraph-properties fo:text-align="justify" fo:margin-right="-0.0402in"/>
    </style:style>
    <style:style style:name="T91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9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93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94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95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96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97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9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99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100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101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0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03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04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05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06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107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10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09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10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P111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12" style:parent-style-name="Standard" style:family="paragraph">
      <style:paragraph-properties fo:text-align="justify" fo:margin-right="-0.0402in"/>
    </style:style>
    <style:style style:name="T113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114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115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P116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17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18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19" style:parent-style-name="Standard" style:family="paragraph">
      <style:paragraph-properties fo:text-align="justify" fo:margin-right="-0.0402in"/>
    </style:style>
    <style:style style:name="T120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121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122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P123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24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25" style:parent-style-name="Standard" style:family="paragraph">
      <style:paragraph-properties fo:text-align="justify" fo:margin-right="-0.0402in"/>
    </style:style>
    <style:style style:name="T126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27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2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29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30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131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132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133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134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135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136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137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13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39" style:parent-style-name="Standard" style:family="paragraph">
      <style:paragraph-properties fo:text-align="justify" fo:margin-right="-0.0402in"/>
    </style:style>
    <style:style style:name="T140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141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142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P143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44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45" style:parent-style-name="Standard" style:family="paragraph">
      <style:paragraph-properties fo:text-align="justify" fo:margin-right="-0.0402in"/>
    </style:style>
    <style:style style:name="T146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47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4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49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50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151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152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153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154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155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156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157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15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59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60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61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62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 style:font-size-complex="14pt" style:language-asian="zh" style:country-asian="TW"/>
    </style:style>
    <style:style style:name="P163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64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65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66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67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16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69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70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71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17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73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74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75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76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77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7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79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80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81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8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83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84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85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86" style:parent-style-name="Standard" style:family="paragraph"/>
    <style:style style:name="T187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188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189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190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191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192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193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94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95" style:parent-style-name="Standard" style:family="paragraph"/>
    <style:style style:name="T196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197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198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199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200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201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202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203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204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205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206" style:parent-style-name="Standard" style:family="paragraph"/>
    <style:style style:name="T207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208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209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210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211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212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213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214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215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216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217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218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219" style:parent-style-name="Standard" style:family="paragraph">
      <style:text-properties style:font-name="Times New Roman" style:font-name-asian="標楷體" style:font-name-complex="Times New Roman" fo:font-weight="bold" style:font-weight-asian="bold" fo:font-size="14pt" style:font-size-asian="14pt" style:font-size-complex="14pt" style:language-asian="zh" style:country-asian="TW"/>
    </style:style>
    <style:style style:name="P220" style:parent-style-name="Standard" style:family="paragraph">
      <style:text-properties style:language-asian="zh" style:country-asian="TW"/>
    </style:style>
    <style:style style:name="P221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22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223" style:parent-style-name="預設段落字型" style:family="text">
      <style:text-properties style:font-name="Times New Roman" style:font-name-asian="標楷體" style:font-name-complex="Times New Roman" fo:font-style="italic" style:font-style-asian="italic" style:font-style-complex="italic" fo:font-size="13pt" style:font-size-asian="13pt" style:font-size-complex="13pt" style:language-asian="zh" style:country-asian="TW"/>
    </style:style>
    <style:style style:name="T224" style:parent-style-name="預設段落字型" style:family="text">
      <style:text-properties style:font-name="Times New Roman" style:font-name-asian="標楷體" style:font-name-complex="Times New Roman" fo:font-style="italic" style:font-style-asian="italic" style:font-style-complex="italic" fo:font-size="13pt" style:font-size-asian="13pt" style:font-size-complex="13pt" style:language-asian="zh" style:country-asian="TW"/>
    </style:style>
    <style:style style:name="T225" style:parent-style-name="預設段落字型" style:family="text">
      <style:text-properties style:font-name="Times New Roman" style:font-name-asian="標楷體" style:font-name-complex="Times New Roman" fo:font-style="italic" style:font-style-asian="italic" style:font-style-complex="italic" fo:font-size="13pt" style:font-size-asian="13pt" style:font-size-complex="13pt" style:language-asian="zh" style:country-asian="TW"/>
    </style:style>
    <style:style style:name="P226" style:parent-style-name="Standard" style:family="paragraph">
      <style:text-properties style:font-name="Times New Roman" style:font-name-asian="標楷體" style:font-name-complex="Times New Roman" fo:font-style="italic" style:font-style-asian="italic" style:font-style-complex="italic" fo:font-size="13pt" style:font-size-asian="13pt" style:font-size-complex="13pt" style:language-asian="zh" style:country-asian="TW"/>
    </style:style>
    <style:style style:name="TableColumn228" style:family="table-column">
      <style:table-column-properties style:column-width="2.8548in" style:use-optimal-column-width="false"/>
    </style:style>
    <style:style style:name="TableColumn229" style:family="table-column">
      <style:table-column-properties style:column-width="3.15in" style:use-optimal-column-width="false"/>
    </style:style>
    <style:style style:name="Table227" style:family="table">
      <style:table-properties style:width="6.0048in" fo:margin-left="0in" table:align="lef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none" fo:border-bottom="none" fo:border-right="0.0833in solid #FFFFFF" style:writing-mode="lr-tb" fo:padding-top="0.0694in" fo:padding-left="0.0694in" fo:padding-bottom="0.0694in" fo:padding-right="0.0694in"/>
    </style:style>
    <style:style style:name="T232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ableCell233" style:family="table-cell">
      <style:table-cell-properties fo:border-top="none" fo:border-left="0.0833in solid #FFFFFF" fo:border-bottom="none" fo:border-right="none" style:writing-mode="lr-tb" fo:padding-top="0.0694in" fo:padding-left="0.0694in" fo:padding-bottom="0.0694in" fo:padding-right="0.0694in"/>
    </style:style>
    <style:style style:name="T234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none" fo:border-left="none" fo:border-bottom="none" fo:border-right="0.0833in solid #FFFFFF" fo:background-color="#F0F0F0" style:writing-mode="lr-tb" fo:padding-top="0in" fo:padding-left="0.0812in" fo:padding-bottom="0in" fo:padding-right="0.075in"/>
    </style:style>
    <style:style style:name="P237" style:parent-style-name="Standard" style:family="paragraph">
      <style:paragraph-properties fo:text-align="justify" fo:line-height="115%"/>
      <style:text-properties style:font-name="Times New Roman" style:font-name-asian="標楷體" style:font-name-complex="Times New Roman" fo:font-size="13pt" style:font-size-asian="13pt" style:font-size-complex="13pt"/>
    </style:style>
    <style:style style:name="P238" style:parent-style-name="Standard" style:family="paragraph">
      <style:paragraph-properties fo:text-align="justify" fo:line-height="115%"/>
      <style:text-properties style:font-name="Times New Roman" style:font-name-asian="標楷體" style:font-name-complex="Times New Roman" fo:font-size="13pt" style:font-size-asian="13pt" style:font-size-complex="13pt"/>
    </style:style>
    <style:style style:name="P239" style:parent-style-name="Standard" style:family="paragraph">
      <style:paragraph-properties fo:text-align="justify" fo:line-height="115%"/>
      <style:text-properties style:font-name="Times New Roman" style:font-name-asian="標楷體" style:font-name-complex="Times New Roman" fo:font-size="13pt" style:font-size-asian="13pt" style:font-size-complex="13pt"/>
    </style:style>
    <style:style style:name="P240" style:parent-style-name="Standard" style:family="paragraph">
      <style:paragraph-properties fo:text-align="justify" fo:line-height="115%"/>
      <style:text-properties style:font-name="Times New Roman" style:font-name-asian="標楷體" style:font-name-complex="Times New Roman" fo:font-size="13pt" style:font-size-asian="13pt" style:font-size-complex="13pt"/>
    </style:style>
    <style:style style:name="P241" style:parent-style-name="Standard" style:family="paragraph">
      <style:paragraph-properties fo:text-align="justify" fo:line-height="115%"/>
    </style:style>
    <style:style style:name="T24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ableCell243" style:family="table-cell">
      <style:table-cell-properties fo:border-top="none" fo:border-left="0.0833in solid #FFFFFF" fo:border-bottom="none" fo:border-right="none" fo:background-color="#F0F0F0" style:writing-mode="lr-tb" fo:padding-top="0in" fo:padding-left="0.0812in" fo:padding-bottom="0in" fo:padding-right="0.075in"/>
    </style:style>
    <style:style style:name="P244" style:parent-style-name="Standard" style:family="paragraph">
      <style:paragraph-properties fo:text-align="justify" fo:line-height="115%"/>
      <style:text-properties style:font-name="Times New Roman" style:font-name-asian="標楷體" style:font-name-complex="Times New Roman" fo:font-size="13pt" style:font-size-asian="13pt" style:font-size-complex="13pt"/>
    </style:style>
    <style:style style:name="P245" style:parent-style-name="Standard" style:family="paragraph">
      <style:paragraph-properties fo:text-align="justify" fo:line-height="115%"/>
      <style:text-properties style:font-name="Times New Roman" style:font-name-asian="標楷體" style:font-name-complex="Times New Roman" fo:font-size="13pt" style:font-size-asian="13pt" style:font-size-complex="13pt"/>
    </style:style>
    <style:style style:name="P246" style:parent-style-name="Standard" style:family="paragraph">
      <style:paragraph-properties fo:text-align="justify" fo:line-height="115%"/>
      <style:text-properties style:font-name="Times New Roman" style:font-name-asian="標楷體" style:font-name-complex="Times New Roman" fo:font-size="13pt" style:font-size-asian="13pt" style:font-size-complex="13pt"/>
    </style:style>
    <style:style style:name="P247" style:parent-style-name="Standard" style:family="paragraph">
      <style:paragraph-properties fo:text-align="justify" fo:line-height="115%"/>
      <style:text-properties style:font-name="Times New Roman" style:font-name-asian="標楷體" style:font-name-complex="Times New Roman" fo:font-size="13pt" style:font-size-asian="13pt" style:font-size-complex="13pt"/>
    </style:style>
    <style:style style:name="P248" style:parent-style-name="Standard" style:family="paragraph">
      <style:paragraph-properties fo:text-align="justify" fo:line-height="115%"/>
    </style:style>
    <style:style style:name="T249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250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ableColumn252" style:family="table-column">
      <style:table-column-properties style:column-width="2.8847in" style:use-optimal-column-width="false"/>
    </style:style>
    <style:style style:name="TableColumn253" style:family="table-column">
      <style:table-column-properties style:column-width="3.1201in" style:use-optimal-column-width="false"/>
    </style:style>
    <style:style style:name="Table251" style:family="table">
      <style:table-properties style:width="6.0048in" fo:margin-left="0in" table:align="lef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none" fo:border-bottom="none" fo:border-right="0.0833in solid #FFFFFF" style:writing-mode="lr-tb" fo:padding-top="0.0694in" fo:padding-left="0.0694in" fo:padding-bottom="0.0694in" fo:padding-right="0.0694in"/>
    </style:style>
    <style:style style:name="T256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ableCell257" style:family="table-cell">
      <style:table-cell-properties fo:border-top="none" fo:border-left="0.0833in solid #FFFFFF" fo:border-bottom="none" fo:border-right="none" style:writing-mode="lr-tb" fo:padding-top="0.0694in" fo:padding-left="0.0694in" fo:padding-bottom="0.0694in" fo:padding-right="0.0694in"/>
    </style:style>
    <style:style style:name="T258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259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ableRow260" style:family="table-row">
      <style:table-row-properties style:min-row-height="1.1354in" style:use-optimal-row-height="false"/>
    </style:style>
    <style:style style:name="TableCell261" style:family="table-cell">
      <style:table-cell-properties fo:border-top="none" fo:border-left="none" fo:border-bottom="none" fo:border-right="0.0833in solid #FFFFFF" fo:background-color="#F0F0F0" style:writing-mode="lr-tb" fo:padding-top="0in" fo:padding-left="0.0812in" fo:padding-bottom="0in" fo:padding-right="0.075in"/>
    </style:style>
    <style:style style:name="P262" style:parent-style-name="Standard" style:family="paragraph">
      <style:paragraph-properties fo:text-align="justify" fo:line-height="115%"/>
      <style:text-properties style:font-name="Times New Roman" style:font-name-asian="標楷體" style:font-name-complex="Times New Roman" fo:font-size="13pt" style:font-size-asian="13pt" style:font-size-complex="13pt"/>
    </style:style>
    <style:style style:name="P263" style:parent-style-name="Standard" style:family="paragraph">
      <style:paragraph-properties fo:text-align="justify" fo:line-height="115%"/>
    </style:style>
    <style:style style:name="T264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265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266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267" style:parent-style-name="Standard" style:family="paragraph">
      <style:paragraph-properties fo:text-align="justify" fo:line-height="115%"/>
    </style:style>
    <style:style style:name="T26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269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270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271" style:parent-style-name="Standard" style:family="paragraph">
      <style:paragraph-properties fo:text-align="justify" fo:line-height="115%"/>
    </style:style>
    <style:style style:name="T27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273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274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275" style:parent-style-name="Standard" style:family="paragraph">
      <style:paragraph-properties fo:text-align="justify" fo:line-height="115%"/>
    </style:style>
    <style:style style:name="T276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277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27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279" style:parent-style-name="Standard" style:family="paragraph">
      <style:paragraph-properties fo:text-align="justify" fo:line-height="115%"/>
    </style:style>
    <style:style style:name="T280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281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28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ableCell283" style:family="table-cell">
      <style:table-cell-properties fo:border-top="none" fo:border-left="0.0833in solid #FFFFFF" fo:border-bottom="none" fo:border-right="none" fo:background-color="#F0F0F0" style:writing-mode="lr-tb" fo:padding-top="0in" fo:padding-left="0.0812in" fo:padding-bottom="0in" fo:padding-right="0.075in"/>
    </style:style>
    <style:style style:name="P284" style:parent-style-name="Standard" style:family="paragraph">
      <style:paragraph-properties fo:text-align="justify" fo:line-height="115%"/>
      <style:text-properties style:font-name="Times New Roman" style:font-name-asian="標楷體" style:font-name-complex="Times New Roman" fo:font-size="13pt" style:font-size-asian="13pt" style:font-size-complex="13pt"/>
    </style:style>
    <style:style style:name="P285" style:parent-style-name="Standard" style:family="paragraph">
      <style:paragraph-properties fo:text-align="justify" fo:line-height="115%"/>
      <style:text-properties style:font-name="Times New Roman" style:font-name-asian="標楷體" style:font-name-complex="Times New Roman" fo:font-size="13pt" style:font-size-asian="13pt" style:font-size-complex="13pt"/>
    </style:style>
    <style:style style:name="P286" style:parent-style-name="Standard" style:family="paragraph">
      <style:paragraph-properties fo:text-align="justify" fo:line-height="115%"/>
      <style:text-properties style:font-name="Times New Roman" style:font-name-asian="標楷體" style:font-name-complex="Times New Roman" fo:font-size="13pt" style:font-size-asian="13pt" style:font-size-complex="13pt"/>
    </style:style>
    <style:style style:name="P287" style:parent-style-name="Standard" style:family="paragraph">
      <style:paragraph-properties fo:text-align="justify" fo:line-height="115%"/>
      <style:text-properties style:font-name="Times New Roman" style:font-name-asian="標楷體" style:font-name-complex="Times New Roman" fo:font-size="13pt" style:font-size-asian="13pt" style:font-size-complex="13pt"/>
    </style:style>
    <style:style style:name="P288" style:parent-style-name="Standard" style:family="paragraph">
      <style:paragraph-properties fo:text-align="justify" fo:line-height="115%"/>
      <style:text-properties style:font-name="Times New Roman" style:font-name-asian="標楷體" style:font-name-complex="Times New Roman" fo:font-size="13pt" style:font-size-asian="13pt" style:font-size-complex="13pt"/>
    </style:style>
    <style:style style:name="P289" style:parent-style-name="Standard" style:family="paragraph">
      <style:paragraph-properties fo:text-align="justify" fo:line-height="115%"/>
    </style:style>
    <style:style style:name="T290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291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292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293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294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295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296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297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298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299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300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301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302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303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304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305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306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307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308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309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310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311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312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313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314" style:parent-style-name="Standard" style:family="paragraph">
      <style:paragraph-properties fo:text-align="center"/>
    </style:style>
    <style:style style:name="T315" style:parent-style-name="預設段落字型" style:family="text">
      <style:text-properties style:font-name="Times New Roman" style:font-name-asian="標楷體" style:font-name-complex="Times New Roman" fo:font-weight="bold" style:font-weight-asian="bold" fo:font-size="20pt" style:font-size-asian="20pt" style:font-size-complex="20pt" style:language-asian="zh" style:country-asian="TW"/>
    </style:style>
    <style:style style:name="T316" style:parent-style-name="預設段落字型" style:family="text">
      <style:text-properties style:font-name="標楷體" style:font-name-asian="標楷體" style:font-name-complex="Times New Roman" fo:font-weight="bold" style:font-weight-asian="bold" fo:font-size="20pt" style:font-size-asian="20pt" style:font-size-complex="20pt" style:language-asian="zh" style:country-asian="TW"/>
    </style:style>
    <style:style style:name="T317" style:parent-style-name="預設段落字型" style:family="text">
      <style:text-properties style:font-name="標楷體" style:font-name-asian="標楷體" style:font-name-complex="Times New Roman" fo:font-weight="bold" style:font-weight-asian="bold" fo:font-size="20pt" style:font-size-asian="20pt" style:font-size-complex="20pt" style:language-asian="zh" style:country-asian="TW"/>
    </style:style>
    <style:style style:name="T318" style:parent-style-name="預設段落字型" style:family="text">
      <style:text-properties style:font-name="標楷體" style:font-name-asian="標楷體" style:font-name-complex="Times New Roman" fo:font-weight="bold" style:font-weight-asian="bold" fo:font-size="20pt" style:font-size-asian="20pt" style:font-size-complex="20pt" style:language-asian="zh" style:country-asian="TW"/>
    </style:style>
    <style:style style:name="T319" style:parent-style-name="預設段落字型" style:family="text">
      <style:text-properties style:font-name="Times New Roman" style:font-name-asian="標楷體" style:font-name-complex="Times New Roman" fo:font-weight="bold" style:font-weight-asian="bold" fo:font-size="20pt" style:font-size-asian="20pt" style:font-size-complex="20pt" style:language-asian="zh" style:country-asian="TW"/>
    </style:style>
    <style:style style:name="T320" style:parent-style-name="預設段落字型" style:family="text">
      <style:text-properties style:font-name="標楷體" style:font-name-asian="標楷體" style:font-name-complex="Times New Roman" fo:font-weight="bold" style:font-weight-asian="bold" fo:font-size="20pt" style:font-size-asian="20pt" style:font-size-complex="20pt" style:language-asian="zh" style:country-asian="TW"/>
    </style:style>
    <style:style style:name="T321" style:parent-style-name="預設段落字型" style:family="text">
      <style:text-properties style:font-name="Times New Roman" style:font-name-asian="標楷體" style:font-name-complex="Times New Roman" fo:font-weight="bold" style:font-weight-asian="bold" fo:font-size="20pt" style:font-size-asian="20pt" style:font-size-complex="20pt" style:language-asian="zh" style:country-asian="TW"/>
    </style:style>
    <style:style style:name="T322" style:parent-style-name="預設段落字型" style:family="text">
      <style:text-properties style:font-name="標楷體" style:font-name-asian="標楷體" style:font-name-complex="Times New Roman" fo:font-weight="bold" style:font-weight-asian="bold" fo:font-size="20pt" style:font-size-asian="20pt" style:font-size-complex="20pt" style:language-asian="zh" style:country-asian="TW"/>
    </style:style>
    <style:style style:name="P323" style:parent-style-name="Standard" style:family="paragraph">
      <style:text-properties style:font-name="標楷體" style:font-name-asian="標楷體" style:font-name-complex="Times New Roman" fo:font-weight="bold" style:font-weight-asian="bold" fo:font-size="20pt" style:font-size-asian="20pt" style:font-size-complex="20pt" style:language-asian="zh" style:country-asian="TW"/>
    </style:style>
    <style:style style:name="P324" style:parent-style-name="Standard" style:family="paragraph">
      <style:text-properties style:font-name="標楷體" style:font-name-asian="標楷體" style:font-name-complex="Times New Roman" fo:font-weight="bold" style:font-weight-asian="bold" fo:font-size="14pt" style:font-size-asian="14pt" style:font-size-complex="14pt" style:language-asian="zh" style:country-asian="TW"/>
    </style:style>
    <style:style style:name="P325" style:parent-style-name="Standard" style:family="paragraph">
      <style:text-properties style:font-name="標楷體" style:font-name-asian="標楷體" style:language-asian="zh" style:country-asian="TW"/>
    </style:style>
    <style:style style:name="P326" style:parent-style-name="Standard" style:family="paragraph">
      <style:paragraph-properties fo:text-align="justify" fo:margin-right="-0.0402in"/>
    </style:style>
    <style:style style:name="T327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328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29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30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31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32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333" style:parent-style-name="Standard" style:family="paragraph">
      <style:paragraph-properties fo:text-align="justify" fo:margin-right="-0.0402in"/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334" style:parent-style-name="Standard" style:family="paragraph">
      <style:paragraph-properties fo:text-align="justify" style:vertical-align="auto" fo:margin-right="-0.0402in"/>
    </style:style>
    <style:style style:name="T335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336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37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33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33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340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34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342" style:parent-style-name="預設段落字型" style:family="text">
      <style:text-properties style:font-name="標楷體" style:font-name-asian="標楷體" style:font-name-complex="Times New Roman" fo:color="#FF0000" fo:font-size="13pt" style:font-size-asian="13pt" style:font-size-complex="13pt" style:text-underline-type="single" style:text-underline-style="solid" style:text-underline-width="auto" style:text-underline-mode="continuous" style:language-asian="zh" style:country-asian="TW"/>
    </style:style>
    <style:style style:name="T34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344" style:parent-style-name="預設段落字型" style:family="text">
      <style:text-properties style:font-name="標楷體" style:font-name-asian="標楷體" style:font-name-complex="Times New Roman" fo:color="#FF0000" fo:font-size="13pt" style:font-size-asian="13pt" style:font-size-complex="13pt" style:text-underline-type="single" style:text-underline-style="solid" style:text-underline-width="auto" style:text-underline-mode="continuous" style:language-asian="zh" style:country-asian="TW"/>
    </style:style>
    <style:style style:name="T345" style:parent-style-name="預設段落字型" style:family="text">
      <style:text-properties style:font-name="Times New Roman" style:font-name-asian="標楷體" style:font-name-complex="Times New Roman" fo:color="#FF0000" fo:font-size="13pt" style:font-size-asian="13pt" style:font-size-complex="13pt" style:text-underline-type="single" style:text-underline-style="solid" style:text-underline-width="auto" style:text-underline-mode="continuous" style:language-asian="zh" style:country-asian="TW"/>
    </style:style>
    <style:style style:name="T346" style:parent-style-name="預設段落字型" style:family="text">
      <style:text-properties style:font-name="標楷體" style:font-name-asian="標楷體" style:font-name-complex="Times New Roman" fo:color="#FF0000" fo:font-size="13pt" style:font-size-asian="13pt" style:font-size-complex="13pt" style:text-underline-type="single" style:text-underline-style="solid" style:text-underline-width="auto" style:text-underline-mode="continuous" style:language-asian="zh" style:country-asian="TW"/>
    </style:style>
    <style:style style:name="T347" style:parent-style-name="預設段落字型" style:family="text">
      <style:text-properties style:font-name="Times New Roman" style:font-name-asian="標楷體" style:font-name-complex="Times New Roman" fo:color="#FF0000" fo:font-size="13pt" style:font-size-asian="13pt" style:font-size-complex="13pt" style:text-underline-type="single" style:text-underline-style="solid" style:text-underline-width="auto" style:text-underline-mode="continuous" style:language-asian="zh" style:country-asian="TW"/>
    </style:style>
    <style:style style:name="T348" style:parent-style-name="預設段落字型" style:family="text">
      <style:text-properties style:font-name="標楷體" style:font-name-asian="標楷體" style:font-name-complex="Times New Roman" fo:color="#FF0000" fo:font-size="13pt" style:font-size-asian="13pt" style:font-size-complex="13pt" style:text-underline-type="single" style:text-underline-style="solid" style:text-underline-width="auto" style:text-underline-mode="continuous" style:language-asian="zh" style:country-asian="TW"/>
    </style:style>
    <style:style style:name="T34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350" style:parent-style-name="Standard" style:family="paragraph">
      <style:paragraph-properties fo:text-align="justify" style:vertical-align="auto" fo:margin-right="-0.0402in"/>
    </style:style>
    <style:style style:name="T351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52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53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54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55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56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57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58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59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60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61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62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63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64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65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66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P367" style:parent-style-name="Standard" style:family="paragraph">
      <style:paragraph-properties fo:text-align="justify" style:vertical-align="auto" fo:margin-right="-0.0402in"/>
    </style:style>
    <style:style style:name="T368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69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70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71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72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73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74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75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76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77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78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79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80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81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82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83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84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P385" style:parent-style-name="Standard" style:family="paragraph">
      <style:paragraph-properties fo:text-align="justify" style:vertical-align="auto" fo:margin-right="-0.0402in"/>
    </style:style>
    <style:style style:name="T386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87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88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89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90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91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92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93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94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95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96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97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98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99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00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01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02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P403" style:parent-style-name="Standard" style:family="paragraph">
      <style:paragraph-properties fo:text-align="justify" style:vertical-align="auto" fo:margin-right="-0.0402in"/>
    </style:style>
    <style:style style:name="T404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05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06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07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08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09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10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11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12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13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14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15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16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17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18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19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20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P421" style:parent-style-name="Standard" style:family="paragraph">
      <style:paragraph-properties fo:text-align="justify" style:vertical-align="auto" fo:margin-right="-0.0402in"/>
    </style:style>
    <style:style style:name="T422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2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24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425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26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427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28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429" style:parent-style-name="Standard" style:family="paragraph">
      <style:paragraph-properties fo:text-align="justify" style:vertical-align="auto" fo:margin-right="-0.0402in"/>
    </style:style>
    <style:style style:name="T430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31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32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33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34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35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36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37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38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39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40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41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42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43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44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P445" style:parent-style-name="Standard" style:family="paragraph">
      <style:paragraph-properties fo:text-align="justify" style:vertical-align="auto" fo:margin-right="-0.0402in"/>
    </style:style>
    <style:style style:name="T446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47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48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49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50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51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P452" style:parent-style-name="Standard" style:family="paragraph">
      <style:paragraph-properties fo:text-align="justify" style:vertical-align="auto" fo:margin-right="-0.0402in"/>
    </style:style>
    <style:style style:name="T453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54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55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56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P457" style:parent-style-name="Standard" style:family="paragraph">
      <style:paragraph-properties fo:text-align="justify" style:vertical-align="auto" fo:margin-right="-0.0402in"/>
    </style:style>
    <style:style style:name="T458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59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60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61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P462" style:parent-style-name="Standard" style:family="paragraph">
      <style:paragraph-properties fo:text-align="justify" style:vertical-align="auto" fo:margin-right="-0.0402in"/>
    </style:style>
    <style:style style:name="T463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64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65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66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P467" style:parent-style-name="Standard" style:family="paragraph">
      <style:paragraph-properties fo:text-align="justify" style:vertical-align="auto" fo:margin-right="-0.0402in"/>
    </style:style>
    <style:style style:name="T468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6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70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47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7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47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74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475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76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77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7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47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80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48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8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48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84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485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86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487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88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8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90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9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9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49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94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95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96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97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98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499" style:parent-style-name="Standard" style:family="paragraph">
      <style:paragraph-properties fo:text-align="justify" style:vertical-align="auto" fo:margin-right="-0.0402in"/>
    </style:style>
    <style:style style:name="T500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50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50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50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504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505" style:parent-style-name="Standard" style:family="paragraph">
      <style:paragraph-properties fo:text-align="justify" style:vertical-align="auto" fo:margin-right="-0.0402in"/>
    </style:style>
    <style:style style:name="T506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507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50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50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510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51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51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51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514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515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516" style:parent-style-name="Standard" style:family="paragraph">
      <style:paragraph-properties fo:text-align="justify" style:vertical-align="auto" fo:margin-right="-0.0402in"/>
    </style:style>
    <style:style style:name="T517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518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519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520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521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522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523" style:parent-style-name="Standard" style:family="paragraph">
      <style:paragraph-properties fo:text-align="justify" style:vertical-align="auto" fo:margin-right="-0.0402in"/>
    </style:style>
    <style:style style:name="T524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525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526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527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52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52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530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53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53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53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534" style:parent-style-name="Standard" style:family="paragraph">
      <style:paragraph-properties fo:text-align="justify" style:vertical-align="auto" fo:margin-right="-0.0402in"/>
    </style:style>
    <style:style style:name="T535" style:parent-style-name="預設段落字型" style:family="text">
      <style:text-properties style:font-name="標楷體" style:font-name-asian="標楷體"/>
    </style:style>
    <style:style style:name="P536" style:parent-style-name="Standard" style:family="paragraph">
      <style:paragraph-properties fo:text-align="justify" style:vertical-align="auto" fo:margin-right="-0.0402in"/>
    </style:style>
    <style:style style:name="T537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538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539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540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54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542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543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544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545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546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547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548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549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550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551" style:parent-style-name="Standard" style:family="paragraph">
      <style:paragraph-properties fo:text-align="justify" style:vertical-align="auto" fo:margin-right="-0.0402in"/>
    </style:style>
    <style:style style:name="T552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553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554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555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556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557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558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559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560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561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562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563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564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565" style:parent-style-name="Standard" style:family="paragraph">
      <style:paragraph-properties fo:text-align="justify" style:vertical-align="auto" fo:margin-right="-0.0402in"/>
    </style:style>
    <style:style style:name="T566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567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56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56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570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57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57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57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574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575" style:parent-style-name="Standard" style:family="paragraph">
      <style:paragraph-properties fo:text-align="justify" style:vertical-align="auto" fo:margin-right="-0.0402in"/>
    </style:style>
    <style:style style:name="T576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577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57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57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580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58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58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58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584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585" style:parent-style-name="Standard" style:family="paragraph">
      <style:paragraph-properties fo:text-align="justify" style:vertical-align="auto" fo:margin-right="-0.0402in"/>
    </style:style>
    <style:style style:name="T586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587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588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58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590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59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592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59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594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595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596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597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598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599" style:parent-style-name="預設段落字型" style:family="text">
      <style:text-properties style:font-name="標楷體" style:font-name-asian="標楷體" fo:color="#FF0000" style:text-underline-type="single" style:text-underline-style="solid" style:text-underline-width="auto" style:text-underline-mode="continuous"/>
    </style:style>
    <style:style style:name="T600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601" style:parent-style-name="Standard" style:family="paragraph">
      <style:paragraph-properties fo:text-align="justify" style:vertical-align="auto" fo:margin-right="-0.0402in"/>
    </style:style>
    <style:style style:name="T602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60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604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605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606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607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60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60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610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611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612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61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614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615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616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617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618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619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620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621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622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62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624" style:parent-style-name="預設段落字型" style:family="text">
      <style:text-properties style:font-name="標楷體" style:font-name-asian="標楷體" style:font-name-complex="Times New Roman" fo:color="#FF0000" fo:font-size="13pt" style:font-size-asian="13pt" style:font-size-complex="13pt" style:text-underline-type="single" style:text-underline-style="solid" style:text-underline-width="auto" style:text-underline-mode="continuous" style:language-asian="zh" style:country-asian="TW"/>
    </style:style>
    <style:style style:name="T625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626" style:parent-style-name="Standard" style:family="paragraph">
      <style:paragraph-properties fo:text-align="justify" fo:margin-left="0.6666in" fo:margin-right="-0.0402in">
        <style:tab-stops/>
      </style:paragraph-properties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627" style:parent-style-name="Standard" style:family="paragraph">
      <style:paragraph-properties fo:text-align="justify" fo:margin-right="-0.0402in"/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628" style:parent-style-name="Standard" style:family="paragraph">
      <style:text-properties style:font-name="標楷體" style:font-name-asian="標楷體" style:font-name-complex="Times New Roman" fo:font-weight="bold" style:font-weight-asian="bold" fo:font-size="14pt" style:font-size-asian="14pt" style:font-size-complex="14pt" style:language-asian="zh" style:country-asian="TW"/>
    </style:style>
    <style:style style:name="P629" style:parent-style-name="清單段落" style:family="paragraph">
      <style:paragraph-properties style:vertical-align="auto" fo:margin-top="0.0694in" fo:margin-bottom="0.0694in"/>
      <style:text-properties fo:hyphenate="true"/>
    </style:style>
    <style:style style:name="T630" style:parent-style-name="預設段落字型" style:family="text">
      <style:text-properties style:font-name="Times New Roman" style:font-name-asian="標楷體" style:font-name-complex="細明體" style:language-asian="zh" style:country-asian="TW" style:language-complex="ar" style:country-complex="SA"/>
    </style:style>
    <style:style style:name="T631" style:parent-style-name="預設段落字型" style:family="text">
      <style:text-properties style:font-name="標楷體" style:font-name-asian="標楷體" style:font-name-complex="細明體" style:language-asian="zh" style:country-asian="TW" style:language-complex="ar" style:country-complex="SA"/>
    </style:style>
    <style:style style:name="T632" style:parent-style-name="預設段落字型" style:family="text">
      <style:text-properties style:font-name="Times New Roman" style:font-name-asian="標楷體" style:font-name-complex="細明體" style:language-asian="zh" style:country-asian="TW" style:language-complex="ar" style:country-complex="SA"/>
    </style:style>
    <style:style style:name="T633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634" style:parent-style-name="預設段落字型" style:family="text">
      <style:text-properties style:font-name="Times New Roman" style:font-name-asian="標楷體" style:font-name-complex="新細明體" style:language-asian="zh" style:country-asian="TW" style:language-complex="ar" style:country-complex="SA"/>
    </style:style>
    <style:style style:name="T635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636" style:parent-style-name="預設段落字型" style:family="text">
      <style:text-properties style:font-name="Times New Roman" style:font-name-asian="標楷體" style:font-name-complex="新細明體" style:language-asian="zh" style:country-asian="TW" style:language-complex="ar" style:country-complex="SA"/>
    </style:style>
    <style:style style:name="T637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638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639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640" style:parent-style-name="預設段落字型" style:family="text">
      <style:text-properties style:font-name="Times New Roman" style:font-name-asian="標楷體" style:font-name-complex="新細明體" style:language-asian="zh" style:country-asian="TW" style:language-complex="ar" style:country-complex="SA"/>
    </style:style>
    <style:style style:name="T641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642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643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644" style:parent-style-name="預設段落字型" style:family="text">
      <style:text-properties style:font-name="Times New Roman" style:font-name-asian="標楷體" style:font-name-complex="新細明體" style:language-asian="zh" style:country-asian="TW" style:language-complex="ar" style:country-complex="SA"/>
    </style:style>
    <style:style style:name="T645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646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647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648" style:parent-style-name="預設段落字型" style:family="text">
      <style:text-properties style:font-name="Times New Roman" style:font-name-asian="標楷體" style:font-name-complex="新細明體" style:language-asian="zh" style:country-asian="TW" style:language-complex="ar" style:country-complex="SA"/>
    </style:style>
    <style:style style:name="T649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650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651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652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P653" style:parent-style-name="清單段落" style:family="paragraph">
      <style:paragraph-properties style:vertical-align="auto" fo:margin-top="0.0694in" fo:margin-bottom="0.0694in"/>
      <style:text-properties fo:hyphenate="true"/>
    </style:style>
    <style:style style:name="T654" style:parent-style-name="預設段落字型" style:family="text">
      <style:text-properties style:font-name="Times New Roman" style:font-name-asian="標楷體" style:font-name-complex="細明體" style:language-asian="zh" style:country-asian="TW" style:language-complex="ar" style:country-complex="SA"/>
    </style:style>
    <style:style style:name="T655" style:parent-style-name="預設段落字型" style:family="text">
      <style:text-properties style:font-name="標楷體" style:font-name-asian="標楷體" style:font-name-complex="細明體" style:language-asian="zh" style:country-asian="TW" style:language-complex="ar" style:country-complex="SA"/>
    </style:style>
    <style:style style:name="T656" style:parent-style-name="預設段落字型" style:family="text">
      <style:text-properties style:font-name="Times New Roman" style:font-name-asian="標楷體" style:font-name-complex="細明體" style:language-asian="zh" style:country-asian="TW" style:language-complex="ar" style:country-complex="SA"/>
    </style:style>
    <style:style style:name="T657" style:parent-style-name="預設段落字型" style:family="text">
      <style:text-properties style:font-name="標楷體" style:font-name-asian="標楷體" style:font-name-complex="細明體" style:language-asian="zh" style:country-asian="TW" style:language-complex="ar" style:country-complex="SA"/>
    </style:style>
    <style:style style:name="T658" style:parent-style-name="預設段落字型" style:family="text">
      <style:text-properties style:font-name="Times New Roman" style:font-name-asian="標楷體" style:font-name-complex="細明體" style:language-asian="zh" style:country-asian="TW" style:language-complex="ar" style:country-complex="SA"/>
    </style:style>
    <style:style style:name="T659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660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661" style:parent-style-name="預設段落字型" style:family="text">
      <style:text-properties style:font-name="Times New Roman" style:font-name-asian="標楷體" style:font-name-complex="新細明體" style:language-asian="zh" style:country-asian="TW" style:language-complex="ar" style:country-complex="SA"/>
    </style:style>
    <style:style style:name="T662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663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664" style:parent-style-name="預設段落字型" style:family="text">
      <style:text-properties style:font-name="Times New Roman" style:font-name-asian="標楷體" style:font-name-complex="新細明體" style:language-asian="zh" style:country-asian="TW" style:language-complex="ar" style:country-complex="SA"/>
    </style:style>
    <style:style style:name="T665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666" style:parent-style-name="預設段落字型" style:family="text">
      <style:text-properties style:font-name="Times New Roman" style:font-name-asian="標楷體" style:font-name-complex="新細明體" style:language-asian="zh" style:country-asian="TW" style:language-complex="ar" style:country-complex="SA"/>
    </style:style>
    <style:style style:name="T667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668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669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670" style:parent-style-name="預設段落字型" style:family="text">
      <style:text-properties style:font-name="Times New Roman" style:font-name-asian="標楷體" style:font-name-complex="新細明體" style:language-asian="zh" style:country-asian="TW" style:language-complex="ar" style:country-complex="SA"/>
    </style:style>
    <style:style style:name="T671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672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673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674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P675" style:parent-style-name="清單段落" style:family="paragraph">
      <style:paragraph-properties style:vertical-align="auto" fo:margin-top="0.0694in" fo:margin-bottom="0.0694in"/>
      <style:text-properties fo:hyphenate="true"/>
    </style:style>
    <style:style style:name="T676" style:parent-style-name="預設段落字型" style:family="text">
      <style:text-properties style:font-name="Times New Roman" style:font-name-asian="標楷體" style:font-name-complex="細明體" style:language-asian="zh" style:country-asian="TW" style:language-complex="ar" style:country-complex="SA"/>
    </style:style>
    <style:style style:name="T677" style:parent-style-name="預設段落字型" style:family="text">
      <style:text-properties style:font-name="標楷體" style:font-name-asian="標楷體" style:font-name-complex="細明體" style:language-asian="zh" style:country-asian="TW" style:language-complex="ar" style:country-complex="SA"/>
    </style:style>
    <style:style style:name="T678" style:parent-style-name="預設段落字型" style:family="text">
      <style:text-properties style:font-name="Times New Roman" style:font-name-asian="標楷體" style:font-name-complex="細明體" style:language-asian="zh" style:country-asian="TW" style:language-complex="ar" style:country-complex="SA"/>
    </style:style>
    <style:style style:name="T679" style:parent-style-name="預設段落字型" style:family="text">
      <style:text-properties style:font-name="標楷體" style:font-name-asian="標楷體" style:font-name-complex="細明體" style:language-asian="zh" style:country-asian="TW" style:language-complex="ar" style:country-complex="SA"/>
    </style:style>
    <style:style style:name="T680" style:parent-style-name="預設段落字型" style:family="text">
      <style:text-properties style:font-name="Times New Roman" style:font-name-asian="標楷體" style:font-name-complex="細明體" style:language-asian="zh" style:country-asian="TW" style:language-complex="ar" style:country-complex="SA"/>
    </style:style>
    <style:style style:name="T681" style:parent-style-name="預設段落字型" style:family="text">
      <style:text-properties style:font-name="標楷體" style:font-name-asian="標楷體" style:font-name-complex="細明體" style:language-asian="zh" style:country-asian="TW" style:language-complex="ar" style:country-complex="SA"/>
    </style:style>
    <style:style style:name="T682" style:parent-style-name="預設段落字型" style:family="text">
      <style:text-properties style:font-name="Times New Roman" style:font-name-asian="標楷體" style:font-name-complex="細明體" style:language-asian="zh" style:country-asian="TW" style:language-complex="ar" style:country-complex="SA"/>
    </style:style>
    <style:style style:name="T683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684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685" style:parent-style-name="預設段落字型" style:family="text">
      <style:text-properties style:font-name="Times New Roman" style:font-name-asian="標楷體" style:font-name-complex="新細明體" style:language-asian="zh" style:country-asian="TW" style:language-complex="ar" style:country-complex="SA"/>
    </style:style>
    <style:style style:name="T686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687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688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689" style:parent-style-name="預設段落字型" style:family="text">
      <style:text-properties style:font-name="Times New Roman" style:font-name-asian="標楷體" style:font-name-complex="新細明體" style:language-asian="zh" style:country-asian="TW" style:language-complex="ar" style:country-complex="SA"/>
    </style:style>
    <style:style style:name="T690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691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P692" style:parent-style-name="清單段落" style:family="paragraph">
      <style:paragraph-properties style:vertical-align="auto" fo:margin-top="0.0694in" fo:margin-bottom="0.0694in"/>
      <style:text-properties fo:hyphenate="true"/>
    </style:style>
    <style:style style:name="T693" style:parent-style-name="預設段落字型" style:family="text">
      <style:text-properties style:font-name="Times New Roman" style:font-name-asian="標楷體" style:font-name-complex="細明體" style:language-asian="zh" style:country-asian="TW" style:language-complex="ar" style:country-complex="SA"/>
    </style:style>
    <style:style style:name="T694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P695" style:parent-style-name="清單段落" style:family="paragraph">
      <style:paragraph-properties style:vertical-align="auto" fo:margin-top="0.0694in" fo:margin-bottom="0.0694in"/>
      <style:text-properties fo:hyphenate="true"/>
    </style:style>
    <style:style style:name="T696" style:parent-style-name="預設段落字型" style:family="text">
      <style:text-properties style:font-name="Times New Roman" style:font-name-asian="標楷體" style:font-name-complex="新細明體" style:language-asian="zh" style:country-asian="TW" style:language-complex="ar" style:country-complex="SA"/>
    </style:style>
    <style:style style:name="T697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698" style:parent-style-name="預設段落字型" style:family="text">
      <style:text-properties style:font-name="Times New Roman" style:font-name-asian="標楷體" style:font-name-complex="新細明體" style:language-asian="zh" style:country-asian="TW" style:language-complex="ar" style:country-complex="SA"/>
    </style:style>
    <style:style style:name="T699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P700" style:parent-style-name="清單段落" style:family="paragraph">
      <style:paragraph-properties style:vertical-align="auto" fo:margin-top="0.0694in" fo:margin-bottom="0.0694in"/>
      <style:text-properties fo:hyphenate="true"/>
    </style:style>
    <style:style style:name="T701" style:parent-style-name="預設段落字型" style:family="text">
      <style:text-properties style:font-name="標楷體" style:font-name-asian="標楷體" style:font-name-complex="細明體" style:language-asian="zh" style:country-asian="TW" style:language-complex="ar" style:country-complex="SA"/>
    </style:style>
    <style:style style:name="T702" style:parent-style-name="預設段落字型" style:family="text">
      <style:text-properties style:font-name="Times New Roman" style:font-name-asian="標楷體" style:font-name-complex="細明體" style:language-asian="zh" style:country-asian="TW" style:language-complex="ar" style:country-complex="SA"/>
    </style:style>
    <style:style style:name="T703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P704" style:parent-style-name="Standard" style:family="paragraph">
      <style:text-properties style:font-name="標楷體" style:font-name-asian="標楷體" style:font-name-complex="Times New Roman" fo:font-weight="bold" style:font-weight-asian="bold" fo:font-size="14pt" style:font-size-asian="14pt" style:font-size-complex="14pt" style:language-asian="zh" style:country-asian="TW"/>
    </style:style>
    <style:style style:name="P705" style:parent-style-name="Standard" style:family="paragraph">
      <style:text-properties style:font-name="標楷體" style:font-name-asian="標楷體" style:language-asian="zh" style:country-asian="TW"/>
    </style:style>
    <style:style style:name="P706" style:parent-style-name="Standard" style:family="paragraph"/>
    <style:style style:name="T707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708" style:parent-style-name="Standard" style:family="paragraph">
      <style:paragraph-properties fo:margin-left="0.3333in">
        <style:tab-stops/>
      </style:paragraph-properties>
    </style:style>
    <style:style style:name="T709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710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711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712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713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714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715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716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717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718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719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720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721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722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72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724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725" style:parent-style-name="Standard" style:family="paragraph"/>
    <style:style style:name="T726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727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728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729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730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73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732" style:parent-style-name="Standard" style:family="paragraph"/>
    <style:style style:name="T73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734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735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736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737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73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73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740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74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74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74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744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745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746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747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74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74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750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751" style:parent-style-name="Standard" style:family="paragraph">
      <style:text-properties style:font-name="標楷體" style:font-name-asian="標楷體" style:font-name-complex="Times New Roman" fo:font-style="italic" style:font-style-asian="italic" style:font-style-complex="italic" fo:color="#FF0000" fo:font-size="13pt" style:font-size-asian="13pt" style:font-size-complex="13pt" style:text-underline-type="single" style:text-underline-style="solid" style:text-underline-width="auto" style:text-underline-mode="continuous" style:language-asian="zh" style:country-asian="TW"/>
    </style:style>
    <style:style style:name="P752" style:parent-style-name="Standard" style:family="paragraph">
      <style:text-properties style:font-name="標楷體" style:font-name-asian="標楷體" style:font-name-complex="Times New Roman" fo:font-weight="bold" style:font-weight-asian="bold" fo:color="#EE0000" fo:font-size="14pt" style:font-size-asian="14pt" style:font-size-complex="14pt" style:language-asian="zh" style:country-asian="TW"/>
    </style:style>
    <style:style style:name="P753" style:parent-style-name="Standard" style:family="paragraph">
      <style:paragraph-properties fo:text-align="justify" style:vertical-align="auto" fo:margin-right="-0.0402in"/>
    </style:style>
    <style:style style:name="T754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755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756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757" style:parent-style-name="Standard" style:family="paragraph">
      <style:paragraph-properties fo:text-align="justify" style:vertical-align="auto" fo:margin-right="-0.0402in"/>
    </style:style>
    <style:style style:name="T758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75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760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76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ableColumn763" style:family="table-column">
      <style:table-column-properties style:column-width="2.8527in" style:use-optimal-column-width="false"/>
    </style:style>
    <style:style style:name="TableColumn764" style:family="table-column">
      <style:table-column-properties style:column-width="3.1472in" style:use-optimal-column-width="false"/>
    </style:style>
    <style:style style:name="Table762" style:family="table">
      <style:table-properties style:width="6in" fo:margin-left="0in" table:align="left"/>
    </style:style>
    <style:style style:name="TableRow765" style:family="table-row">
      <style:table-row-properties style:use-optimal-row-height="false"/>
    </style:style>
    <style:style style:name="TableCell766" style:family="table-cell">
      <style:table-cell-properties fo:border-top="none" fo:border-left="none" fo:border-bottom="none" fo:border-right="0.0833in solid #FFFFFF" style:writing-mode="lr-tb" fo:padding-top="0.0694in" fo:padding-left="0.0694in" fo:padding-bottom="0.0694in" fo:padding-right="0.0694in"/>
    </style:style>
    <style:style style:name="T767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768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769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770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771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ableCell772" style:family="table-cell">
      <style:table-cell-properties fo:border-top="none" fo:border-left="0.0833in solid #FFFFFF" fo:border-bottom="none" fo:border-right="none" style:writing-mode="lr-tb" fo:padding-top="0.0694in" fo:padding-left="0.0694in" fo:padding-bottom="0.0694in" fo:padding-right="0.0694in"/>
    </style:style>
    <style:style style:name="T773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774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775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776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777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ableRow778" style:family="table-row">
      <style:table-row-properties style:use-optimal-row-height="false"/>
    </style:style>
    <style:style style:name="TableCell779" style:family="table-cell">
      <style:table-cell-properties fo:border-top="none" fo:border-left="none" fo:border-bottom="none" fo:border-right="0.0833in solid #FFFFFF" fo:background-color="#F0F0F0" style:writing-mode="lr-tb" fo:padding-top="0in" fo:padding-left="0.0812in" fo:padding-bottom="0in" fo:padding-right="0.075in"/>
    </style:style>
    <style:style style:name="P780" style:parent-style-name="Standard" style:family="paragraph">
      <style:paragraph-properties fo:text-align="justify" fo:line-height="115%"/>
    </style:style>
    <style:style style:name="T781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782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783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784" style:parent-style-name="Standard" style:family="paragraph">
      <style:paragraph-properties fo:text-align="justify" fo:line-height="115%"/>
    </style:style>
    <style:style style:name="T785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786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787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788" style:parent-style-name="Standard" style:family="paragraph">
      <style:paragraph-properties fo:text-align="justify" fo:line-height="115%"/>
    </style:style>
    <style:style style:name="T789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790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791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792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793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794" style:parent-style-name="Standard" style:family="paragraph">
      <style:paragraph-properties fo:text-align="justify" fo:line-height="115%"/>
    </style:style>
    <style:style style:name="T795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796" style:parent-style-name="Standard" style:family="paragraph">
      <style:paragraph-properties fo:text-align="justify" fo:line-height="115%"/>
    </style:style>
    <style:style style:name="T797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798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799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800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801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802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803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804" style:parent-style-name="Standard" style:family="paragraph">
      <style:paragraph-properties fo:text-align="justify" fo:line-height="115%"/>
    </style:style>
    <style:style style:name="T805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806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ableCell807" style:family="table-cell">
      <style:table-cell-properties fo:border-top="none" fo:border-left="0.0833in solid #FFFFFF" fo:border-bottom="none" fo:border-right="none" fo:background-color="#F0F0F0" style:writing-mode="lr-tb" fo:padding-top="0in" fo:padding-left="0.0812in" fo:padding-bottom="0in" fo:padding-right="0.075in"/>
    </style:style>
    <style:style style:name="P808" style:parent-style-name="Standard" style:family="paragraph">
      <style:paragraph-properties fo:text-align="justify" fo:line-height="115%"/>
    </style:style>
    <style:style style:name="T809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810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811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81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81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814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815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P816" style:parent-style-name="Standard" style:family="paragraph">
      <style:paragraph-properties fo:text-align="justify" fo:line-height="115%"/>
    </style:style>
    <style:style style:name="T817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818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819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820" style:parent-style-name="Standard" style:family="paragraph">
      <style:paragraph-properties fo:text-align="justify" fo:line-height="115%"/>
    </style:style>
    <style:style style:name="T821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822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823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824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825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826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827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828" style:parent-style-name="Standard" style:family="paragraph">
      <style:paragraph-properties fo:text-align="justify" fo:line-height="115%"/>
    </style:style>
    <style:style style:name="T829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830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831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832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P833" style:parent-style-name="Standard" style:family="paragraph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ableColumn835" style:family="table-column">
      <style:table-column-properties style:column-width="2.8826in" style:use-optimal-column-width="false"/>
    </style:style>
    <style:style style:name="TableColumn836" style:family="table-column">
      <style:table-column-properties style:column-width="3.1173in" style:use-optimal-column-width="false"/>
    </style:style>
    <style:style style:name="Table834" style:family="table">
      <style:table-properties style:width="6in" fo:margin-left="0in" table:align="left"/>
    </style:style>
    <style:style style:name="TableRow837" style:family="table-row">
      <style:table-row-properties style:use-optimal-row-height="false"/>
    </style:style>
    <style:style style:name="TableCell838" style:family="table-cell">
      <style:table-cell-properties fo:border-top="none" fo:border-left="none" fo:border-bottom="none" fo:border-right="0.0833in solid #FFFFFF" style:writing-mode="lr-tb" fo:padding-top="0.0694in" fo:padding-left="0.0694in" fo:padding-bottom="0.0694in" fo:padding-right="0.0694in"/>
    </style:style>
    <style:style style:name="T839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840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841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842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843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ableCell844" style:family="table-cell">
      <style:table-cell-properties fo:border-top="none" fo:border-left="0.0833in solid #FFFFFF" fo:border-bottom="none" fo:border-right="none" style:writing-mode="lr-tb" fo:padding-top="0.0694in" fo:padding-left="0.0694in" fo:padding-bottom="0.0694in" fo:padding-right="0.0694in"/>
    </style:style>
    <style:style style:name="T845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846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847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848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849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ableRow850" style:family="table-row">
      <style:table-row-properties style:min-row-height="1.1354in" style:use-optimal-row-height="false"/>
    </style:style>
    <style:style style:name="TableCell851" style:family="table-cell">
      <style:table-cell-properties fo:border-top="none" fo:border-left="none" fo:border-bottom="none" fo:border-right="0.0833in solid #FFFFFF" fo:background-color="#F0F0F0" style:writing-mode="lr-tb" fo:padding-top="0in" fo:padding-left="0.0812in" fo:padding-bottom="0in" fo:padding-right="0.075in"/>
    </style:style>
    <style:style style:name="P852" style:parent-style-name="Standard" style:family="paragraph">
      <style:paragraph-properties fo:text-align="justify" fo:line-height="115%"/>
    </style:style>
    <style:style style:name="T853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854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855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856" style:parent-style-name="Standard" style:family="paragraph">
      <style:paragraph-properties fo:text-align="justify" fo:line-height="115%"/>
    </style:style>
    <style:style style:name="T857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858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859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860" style:parent-style-name="Standard" style:family="paragraph">
      <style:paragraph-properties fo:text-align="justify" fo:line-height="115%"/>
    </style:style>
    <style:style style:name="T861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862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863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864" style:parent-style-name="Standard" style:family="paragraph">
      <style:paragraph-properties fo:text-align="justify" fo:line-height="115%"/>
    </style:style>
    <style:style style:name="T865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866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867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868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869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870" style:parent-style-name="Standard" style:family="paragraph">
      <style:paragraph-properties fo:text-align="justify" fo:line-height="115%"/>
    </style:style>
    <style:style style:name="T871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872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873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874" style:parent-style-name="Standard" style:family="paragraph">
      <style:paragraph-properties fo:text-align="justify" fo:line-height="115%"/>
    </style:style>
    <style:style style:name="T875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876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877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878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879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880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881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882" style:parent-style-name="Standard" style:family="paragraph">
      <style:paragraph-properties fo:text-align="justify" fo:line-height="115%"/>
    </style:style>
    <style:style style:name="T88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884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ableCell885" style:family="table-cell">
      <style:table-cell-properties fo:border-top="none" fo:border-left="0.0833in solid #FFFFFF" fo:border-bottom="none" fo:border-right="none" fo:background-color="#F0F0F0" style:writing-mode="lr-tb" fo:padding-top="0in" fo:padding-left="0.0812in" fo:padding-bottom="0in" fo:padding-right="0.075in"/>
    </style:style>
    <style:style style:name="P886" style:parent-style-name="Standard" style:family="paragraph">
      <style:paragraph-properties fo:text-align="justify" fo:line-height="115%"/>
    </style:style>
    <style:style style:name="T887" style:parent-style-name="預設段落字型" style:family="text">
      <style:text-properties style:font-name="Times New Roman" style:font-name-asian="標楷體"/>
    </style:style>
    <style:style style:name="T888" style:parent-style-name="預設段落字型" style:family="text">
      <style:text-properties style:font-name="標楷體" style:font-name-asian="標楷體"/>
    </style:style>
    <style:style style:name="T889" style:parent-style-name="預設段落字型" style:family="text">
      <style:text-properties style:font-name="Times New Roman" style:font-name-asian="標楷體"/>
    </style:style>
    <style:style style:name="T890" style:parent-style-name="預設段落字型" style:family="text">
      <style:text-properties style:font-name="標楷體" style:font-name-asian="標楷體"/>
    </style:style>
    <style:style style:name="T891" style:parent-style-name="預設段落字型" style:family="text">
      <style:text-properties style:font-name="Times New Roman" style:font-name-asian="標楷體"/>
    </style:style>
    <style:style style:name="T892" style:parent-style-name="預設段落字型" style:family="text">
      <style:text-properties style:font-name="標楷體" style:font-name-asian="標楷體"/>
    </style:style>
    <style:style style:name="T893" style:parent-style-name="預設段落字型" style:family="text">
      <style:text-properties style:font-name="Times New Roman" style:font-name-asian="標楷體"/>
    </style:style>
    <style:style style:name="T894" style:parent-style-name="預設段落字型" style:family="text">
      <style:text-properties style:font-name="標楷體" style:font-name-asian="標楷體"/>
    </style:style>
    <style:style style:name="T895" style:parent-style-name="預設段落字型" style:family="text">
      <style:text-properties style:font-name="Times New Roman" style:font-name-asian="標楷體"/>
    </style:style>
    <style:style style:name="T896" style:parent-style-name="預設段落字型" style:family="text">
      <style:text-properties style:font-name="標楷體" style:font-name-asian="標楷體"/>
    </style:style>
    <style:style style:name="T897" style:parent-style-name="預設段落字型" style:family="text">
      <style:text-properties style:font-name="Times New Roman" style:font-name-asian="標楷體"/>
    </style:style>
    <style:style style:name="T898" style:parent-style-name="預設段落字型" style:family="text">
      <style:text-properties style:font-name="標楷體" style:font-name-asian="標楷體"/>
    </style:style>
    <style:style style:name="T899" style:parent-style-name="預設段落字型" style:family="text">
      <style:text-properties style:font-name="Times New Roman" style:font-name-asian="標楷體"/>
    </style:style>
    <style:style style:name="T900" style:parent-style-name="預設段落字型" style:family="text">
      <style:text-properties style:font-name="標楷體" style:font-name-asian="標楷體"/>
    </style:style>
    <style:style style:name="T901" style:parent-style-name="預設段落字型" style:family="text">
      <style:text-properties style:font-name="Times New Roman" style:font-name-asian="標楷體"/>
    </style:style>
    <style:style style:name="T902" style:parent-style-name="預設段落字型" style:family="text">
      <style:text-properties style:font-name="標楷體" style:font-name-asian="標楷體"/>
    </style:style>
    <style:style style:name="T903" style:parent-style-name="預設段落字型" style:family="text">
      <style:text-properties style:font-name="Times New Roman" style:font-name-asian="標楷體"/>
    </style:style>
    <style:style style:name="T904" style:parent-style-name="預設段落字型" style:family="text">
      <style:text-properties style:font-name="標楷體" style:font-name-asian="標楷體"/>
    </style:style>
    <style:style style:name="T905" style:parent-style-name="預設段落字型" style:family="text">
      <style:text-properties style:font-name="Times New Roman" style:font-name-asian="標楷體"/>
    </style:style>
    <style:style style:name="T906" style:parent-style-name="預設段落字型" style:family="text">
      <style:text-properties style:font-name="標楷體" style:font-name-asian="標楷體"/>
    </style:style>
    <style:style style:name="P907" style:parent-style-name="Standard" style:family="paragraph">
      <style:paragraph-properties fo:text-align="justify" fo:line-height="115%"/>
    </style:style>
    <style:style style:name="T90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90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910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91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91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91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914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915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916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917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91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91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920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92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92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923" style:parent-style-name="Standard" style:family="paragraph">
      <style:paragraph-properties fo:text-align="justify" fo:line-height="115%"/>
    </style:style>
    <style:style style:name="T924" style:parent-style-name="預設段落字型" style:family="text">
      <style:text-properties style:font-name="Times New Roman" style:font-name-asian="標楷體"/>
    </style:style>
    <style:style style:name="T925" style:parent-style-name="預設段落字型" style:family="text">
      <style:text-properties style:font-name="標楷體" style:font-name-asian="標楷體"/>
    </style:style>
    <style:style style:name="T926" style:parent-style-name="預設段落字型" style:family="text">
      <style:text-properties style:font-name="Times New Roman" style:font-name-asian="標楷體"/>
    </style:style>
    <style:style style:name="T927" style:parent-style-name="預設段落字型" style:family="text">
      <style:text-properties style:font-name="標楷體" style:font-name-asian="標楷體"/>
    </style:style>
    <style:style style:name="T928" style:parent-style-name="預設段落字型" style:family="text">
      <style:text-properties style:font-name="Times New Roman" style:font-name-asian="標楷體"/>
    </style:style>
    <style:style style:name="T929" style:parent-style-name="預設段落字型" style:family="text">
      <style:text-properties style:font-name="標楷體" style:font-name-asian="標楷體"/>
    </style:style>
    <style:style style:name="T930" style:parent-style-name="預設段落字型" style:family="text">
      <style:text-properties style:font-name="Times New Roman" style:font-name-asian="標楷體"/>
    </style:style>
    <style:style style:name="P931" style:parent-style-name="Standard" style:family="paragraph">
      <style:paragraph-properties fo:text-align="justify" fo:line-height="115%"/>
    </style:style>
    <style:style style:name="T932" style:parent-style-name="預設段落字型" style:family="text">
      <style:text-properties style:font-name="Times New Roman" style:font-name-asian="標楷體"/>
    </style:style>
    <style:style style:name="T933" style:parent-style-name="預設段落字型" style:family="text">
      <style:text-properties style:font-name="標楷體" style:font-name-asian="標楷體"/>
    </style:style>
    <style:style style:name="T934" style:parent-style-name="預設段落字型" style:family="text">
      <style:text-properties style:font-name="Times New Roman" style:font-name-asian="標楷體"/>
    </style:style>
    <style:style style:name="T935" style:parent-style-name="預設段落字型" style:family="text">
      <style:text-properties style:font-name="標楷體" style:font-name-asian="標楷體"/>
    </style:style>
    <style:style style:name="P936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937" style:parent-style-name="內文" style:family="paragraph">
      <style:paragraph-properties fo:widows="0" fo:orphans="0" fo:break-before="page"/>
      <style:text-properties style:font-name="Times New Roman" style:font-name-asian="標楷體" style:font-name-complex="Times New Roman" fo:font-size="13pt" style:font-size-asian="13pt" style:font-size-complex="13pt" style:language-asian="zh" style:country-asian="TW" fo:hyphenate="true"/>
    </style:style>
    <style:style style:name="P938" style:parent-style-name="Standard" style:family="paragraph">
      <style:paragraph-properties fo:text-align="center"/>
      <style:text-properties style:font-name="Times New Roman" style:font-name-asian="標楷體" style:font-name-complex="Times New Roman" fo:font-weight="bold" style:font-weight-asian="bold" fo:font-size="20pt" style:font-size-asian="20pt" style:font-size-complex="20pt" style:language-asian="zh" style:country-asian="TW"/>
    </style:style>
    <style:style style:name="T939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 style:font-size-complex="14pt" style:language-asian="zh" style:country-asian="TW"/>
    </style:style>
    <style:style style:name="P940" style:parent-style-name="Standard" style:family="paragraph">
      <style:paragraph-properties fo:text-align="justify" fo:margin-right="-0.0402in" fo:text-indent="0.5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941" style:parent-style-name="Standard" style:family="paragraph">
      <style:paragraph-properties fo:text-align="justify" fo:margin-right="-0.0402in" fo:text-indent="0.5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942" style:parent-style-name="Standard" style:family="paragraph">
      <style:text-properties style:font-name="Times New Roman" style:font-name-asian="標楷體" style:font-name-complex="Times New Roman" fo:font-weight="bold" style:font-weight-asian="bold" fo:font-size="14pt" style:font-size-asian="14pt" style:font-size-complex="14pt" style:language-asian="zh" style:country-asian="TW"/>
    </style:style>
    <style:style style:name="P943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944" style:parent-style-name="Standard" style:family="paragraph">
      <style:paragraph-properties fo:text-align="justify" fo:margin-right="-0.0402in"/>
    </style:style>
    <style:style style:name="T945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946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947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948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 style:language-asian="zh" style:country-asian="TW"/>
    </style:style>
    <style:style style:name="T949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950" style:parent-style-name="Standard" style:family="paragraph">
      <style:paragraph-properties fo:text-align="justify" fo:margin-right="-0.0402in"/>
    </style:style>
    <style:style style:name="T951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95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953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954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 style:language-asian="zh" style:country-asian="TW"/>
    </style:style>
    <style:style style:name="T955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956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957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958" style:parent-style-name="Standard" style:family="paragraph">
      <style:text-properties style:font-name="Times New Roman" style:font-name-asian="標楷體" style:font-name-complex="Times New Roman" fo:font-weight="bold" style:font-weight-asian="bold" fo:font-size="14pt" style:font-size-asian="14pt" style:font-size-complex="14pt" style:language-asian="zh" style:country-asian="TW"/>
    </style:style>
    <style:style style:name="P959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960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961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962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963" style:parent-style-name="Standard" style:family="paragraph">
      <style:text-properties style:font-name="Times New Roman" style:font-name-asian="標楷體" style:font-name-complex="Times New Roman" fo:font-weight="bold" style:font-weight-asian="bold" fo:font-size="14pt" style:font-size-asian="14pt" style:font-size-complex="14pt" style:language-asian="zh" style:country-asian="TW"/>
    </style:style>
    <style:style style:name="P964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965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966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967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968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969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970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971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972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973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974" style:parent-style-name="Standard" style:family="paragraph">
      <style:text-properties style:font-name="標楷體" style:font-name-asian="標楷體" style:font-name-complex="Times New Roman" fo:font-weight="bold" style:font-weight-asian="bold" fo:font-size="14pt" style:font-size-asian="14pt" style:font-size-complex="14pt" style:language-asian="zh" style:country-asian="TW"/>
    </style:style>
    <style:style style:name="P975" style:parent-style-name="Standard" style:family="paragraph">
      <style:text-properties style:font-name="標楷體" style:font-name-asian="標楷體" style:font-name-complex="Times New Roman" fo:font-weight="bold" style:font-weight-asian="bold" fo:font-size="14pt" style:font-size-asian="14pt" style:font-size-complex="14pt" style:language-asian="zh" style:country-asian="TW"/>
    </style:style>
    <style:style style:name="P976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977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978" style:parent-style-name="Standard" style:family="paragraph">
      <style:text-properties style:font-name="標楷體" style:font-name-asian="標楷體" style:font-name-complex="Times New Roman" fo:font-weight="bold" style:font-weight-asian="bold" fo:font-size="14pt" style:font-size-asian="14pt" style:font-size-complex="14pt" style:language-asian="zh" style:country-asian="TW"/>
    </style:style>
    <style:style style:name="P979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980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981" style:parent-style-name="Standard" style:family="paragraph">
      <style:text-properties style:font-name="Times New Roman" style:font-name-asian="標楷體" style:font-name-complex="Times New Roman" fo:font-weight="bold" style:font-weight-asian="bold" fo:color="#EE0000" fo:font-size="14pt" style:font-size-asian="14pt" style:font-size-complex="14pt" style:language-asian="zh" style:country-asian="TW"/>
    </style:style>
    <style:style style:name="P982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983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984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985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986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 style:language-asian="zh" style:country-asian="TW"/>
    </style:style>
    <style:style style:name="P987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ableColumn989" style:family="table-column">
      <style:table-column-properties style:column-width="3.2486in" style:use-optimal-column-width="false"/>
    </style:style>
    <style:style style:name="TableColumn990" style:family="table-column">
      <style:table-column-properties style:column-width="3.4451in" style:use-optimal-column-width="false"/>
    </style:style>
    <style:style style:name="Table988" style:family="table">
      <style:table-properties style:width="6.6937in" fo:margin-left="-0.3937in" table:align="left"/>
    </style:style>
    <style:style style:name="TableRow991" style:family="table-row">
      <style:table-row-properties style:use-optimal-row-height="false"/>
    </style:style>
    <style:style style:name="TableCell992" style:family="table-cell">
      <style:table-cell-properties fo:border-top="none" fo:border-left="none" fo:border-bottom="none" fo:border-right="0.0833in solid #FFFFFF" style:writing-mode="lr-tb" fo:padding-top="0.0694in" fo:padding-left="0.0694in" fo:padding-bottom="0.0694in" fo:padding-right="0.0694in"/>
    </style:style>
    <style:style style:name="T993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ableCell994" style:family="table-cell">
      <style:table-cell-properties fo:border-top="none" fo:border-left="0.0833in solid #FFFFFF" fo:border-bottom="none" fo:border-right="none" style:writing-mode="lr-tb" fo:padding-top="0.0694in" fo:padding-left="0.0694in" fo:padding-bottom="0.0694in" fo:padding-right="0.0694in"/>
    </style:style>
    <style:style style:name="T995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ableRow996" style:family="table-row">
      <style:table-row-properties style:min-row-height="4.8236in" style:use-optimal-row-height="false"/>
    </style:style>
    <style:style style:name="TableCell997" style:family="table-cell">
      <style:table-cell-properties fo:border-top="none" fo:border-left="none" fo:border-bottom="none" fo:border-right="0.0833in solid #FFFFFF" fo:background-color="#F0F0F0" style:writing-mode="lr-tb" fo:padding-top="0in" fo:padding-left="0.0812in" fo:padding-bottom="0in" fo:padding-right="0.075in"/>
    </style:style>
    <style:style style:name="P998" style:parent-style-name="Standard" style:family="paragraph">
      <style:paragraph-properties fo:text-align="justify" fo:line-height="115%"/>
    </style:style>
    <style:style style:name="TableCell999" style:family="table-cell">
      <style:table-cell-properties fo:border-top="none" fo:border-left="0.0833in solid #FFFFFF" fo:border-bottom="none" fo:border-right="none" fo:background-color="#F0F0F0" style:writing-mode="lr-tb" fo:padding-top="0in" fo:padding-left="0.0812in" fo:padding-bottom="0in" fo:padding-right="0.075in"/>
    </style:style>
    <style:style style:name="P1000" style:parent-style-name="Standard" style:family="paragraph">
      <style:paragraph-properties fo:text-align="justify" fo:line-height="115%"/>
    </style:style>
    <style:style style:name="P1001" style:parent-style-name="Standard" style:family="paragraph">
      <style:paragraph-properties fo:text-align="justify" fo:line-height="115%"/>
    </style:style>
    <style:style style:name="P1002" style:parent-style-name="Standard" style:family="paragraph">
      <style:paragraph-properties fo:text-align="justify" fo:line-height="115%"/>
    </style:style>
    <style:style style:name="P1003" style:parent-style-name="Standard" style:family="paragraph">
      <style:paragraph-properties fo:text-align="justify" fo:line-height="115%"/>
    </style:style>
    <style:style style:name="P1004" style:parent-style-name="Standard" style:family="paragraph">
      <style:paragraph-properties fo:text-align="justify" fo:line-height="115%"/>
    </style:style>
    <style:style style:name="P1005" style:parent-style-name="Standard" style:family="paragraph">
      <style:paragraph-properties fo:text-align="justify" fo:line-height="115%"/>
    </style:style>
    <style:style style:name="P1006" style:parent-style-name="Standard" style:family="paragraph">
      <style:paragraph-properties fo:text-align="justify" fo:line-height="115%"/>
    </style:style>
    <style:style style:name="P1007" style:parent-style-name="Standard" style:family="paragraph">
      <style:paragraph-properties fo:text-align="justify" fo:line-height="115%"/>
    </style:style>
    <style:style style:name="P1008" style:parent-style-name="Standard" style:family="paragraph">
      <style:paragraph-properties fo:text-align="justify" fo:line-height="115%"/>
    </style:style>
    <style:style style:name="P1009" style:parent-style-name="Standard" style:family="paragraph">
      <style:paragraph-properties fo:text-align="justify" fo:line-height="115%"/>
    </style:style>
    <style:style style:name="P1010" style:parent-style-name="Standard" style:family="paragraph">
      <style:paragraph-properties fo:text-align="justify" fo:line-height="115%"/>
    </style:style>
    <style:style style:name="P1011" style:parent-style-name="Standard" style:family="paragraph">
      <style:paragraph-properties fo:text-align="justify" fo:line-height="115%"/>
    </style:style>
    <style:style style:name="P1012" style:parent-style-name="Standard" style:family="paragraph">
      <style:paragraph-properties fo:text-align="justify" fo:line-height="115%"/>
    </style:style>
    <style:style style:name="P1013" style:parent-style-name="Standard" style:family="paragraph">
      <style:paragraph-properties fo:text-align="justify" fo:line-height="115%"/>
    </style:style>
    <style:style style:name="P1014" style:parent-style-name="Standard" style:family="paragraph">
      <style:paragraph-properties fo:text-align="justify" fo:line-height="115%"/>
    </style:style>
    <style:style style:name="P1015" style:parent-style-name="Standard" style:family="paragraph">
      <style:paragraph-properties fo:text-align="justify" fo:line-height="115%"/>
    </style:style>
    <style:style style:name="P1016" style:parent-style-name="Standard" style:family="paragraph">
      <style:paragraph-properties fo:text-align="justify" fo:line-height="115%"/>
    </style:style>
    <style:style style:name="P1017" style:parent-style-name="Standard" style:family="paragraph">
      <style:paragraph-properties fo:text-align="justify" fo:line-height="115%"/>
    </style:style>
    <style:style style:name="P1018" style:parent-style-name="Standard" style:family="paragraph">
      <style:paragraph-properties fo:text-align="justify" fo:line-height="115%"/>
    </style:style>
    <style:style style:name="P1019" style:parent-style-name="Standard" style:family="paragraph">
      <style:paragraph-properties fo:text-align="justify" fo:line-height="115%"/>
    </style:style>
    <style:style style:name="P1020" style:parent-style-name="Standard" style:family="paragraph">
      <style:paragraph-properties fo:text-align="justify" fo:line-height="115%"/>
    </style:style>
    <style:style style:name="P1021" style:parent-style-name="Standard" style:family="paragraph">
      <style:paragraph-properties fo:text-align="justify" fo:line-height="115%"/>
    </style:style>
    <style:style style:name="P1022" style:parent-style-name="Standard" style:family="paragraph">
      <style:paragraph-properties fo:text-align="justify" fo:line-height="115%"/>
    </style:style>
    <style:style style:name="P1023" style:parent-style-name="Standard" style:family="paragraph">
      <style:paragraph-properties fo:text-align="justify" fo:line-height="115%"/>
    </style:style>
    <style:style style:name="P1024" style:parent-style-name="Standard" style:family="paragraph">
      <style:paragraph-properties fo:text-align="justify" fo:line-height="115%"/>
    </style:style>
    <style:style style:name="P1025" style:parent-style-name="Standard" style:family="paragraph">
      <style:paragraph-properties fo:text-align="justify" fo:line-height="115%"/>
    </style:style>
    <style:style style:name="P1026" style:parent-style-name="Standard" style:family="paragraph">
      <style:paragraph-properties fo:text-align="justify" fo:line-height="115%"/>
    </style:style>
    <style:style style:name="P1027" style:parent-style-name="Standard" style:family="paragraph">
      <style:paragraph-properties fo:text-align="justify" fo:line-height="115%"/>
    </style:style>
    <style:style style:name="P1028" style:parent-style-name="Standard" style:family="paragraph">
      <style:paragraph-properties fo:text-align="justify" fo:line-height="115%"/>
    </style:style>
    <style:style style:name="P1029" style:parent-style-name="Standard" style:family="paragraph">
      <style:paragraph-properties fo:text-align="justify" fo:line-height="115%"/>
    </style:style>
    <style:style style:name="P1030" style:parent-style-name="內文" style:family="paragraph">
      <style:paragraph-properties fo:widows="0" fo:orphans="0"/>
      <style:text-properties style:font-name="Times New Roman" style:font-name-asian="標楷體" style:font-name-complex="Times New Roman" fo:font-weight="bold" style:font-weight-asian="bold" fo:font-size="20pt" style:font-size-asian="20pt" style:font-size-complex="20pt" fo:hyphenate="true"/>
    </style:style>
    <style:style style:name="P1031" style:parent-style-name="Standard" style:family="paragraph">
      <style:paragraph-properties fo:text-align="center" fo:margin-right="-0.0402in"/>
    </style:style>
    <style:style style:name="T1032" style:parent-style-name="預設段落字型" style:family="text">
      <style:text-properties style:font-name="Times New Roman" style:font-name-asian="標楷體" style:font-name-complex="Times New Roman" fo:font-weight="bold" style:font-weight-asian="bold" fo:font-size="20pt" style:font-size-asian="20pt" style:font-size-complex="20pt"/>
    </style:style>
  </office:automatic-styles>
  <office:body>
    <office:text text:use-soft-page-breaks="true">
      <text:p text:style-name="P1">Q1 –<text:s/>南瓜巫師的<text:s/>9<text:s/>號詛咒<text:s/>(JAVA) 30%</text:p>
      <text:p text:style-name="P4"/>
      <text:p text:style-name="Standard"><text:span text:style-name="T5">題目敘述：</text:span></text:p>
      <text:p text:style-name="P6"/>
      <text:p text:style-name="P7">一年一度的南瓜祭即將開始，南瓜王國的巫師正在檢查參賽南瓜是否受到傳說中的<text:s/>9<text:s/>號詛咒。每顆南瓜上都刻著一串數字編號。巫師會對這串數字進行以下儀式：</text:p>
      <text:p text:style-name="P8"/>
      <text:list text:style-name="LFO4" text:continue-numbering="true">
        <text:list-item>
          <text:p text:style-name="P9">將編號中每一位數字加總。</text:p>
        </text:list-item>
        <text:list-item>
          <text:p text:style-name="P10">若結果不是<text:s/>9，則再將新數字的每一位數字加總。</text:p>
        </text:list-item>
        <text:list-item>
          <text:p text:style-name="P11">重複此過程，直到結果變成一位數為止。</text:p>
        </text:list-item>
      </text:list>
      <text:p text:style-name="P12"/>
      <text:p text:style-name="P13">如果最後得到的結果是<text:s/>9，那麼這顆南瓜就被視為受到<text:s/>9<text:s/>號詛咒。而在這個過程中，第一次得到<text:s/>9<text:s/>所經過的加總次數，稱為這顆南瓜的<text:s/>9-degree。</text:p>
      <text:p text:style-name="P14"/>
      <text:p text:style-name="Standard"><text:span text:style-name="T15">輸入格式：</text:span></text:p>
      <text:p text:style-name="P16"/>
      <text:p text:style-name="P17">輸入包含多行，每行一個非負整數，表示一顆南瓜的編號。</text:p>
      <text:p text:style-name="P18"/>
      <text:p text:style-name="P19">當輸入為<text:s/>0<text:s/>時，表示輸入結束，該筆資料不需處理。</text:p>
      <text:p text:style-name="P20"/>
      <text:p text:style-name="P21"/>
      <text:p text:style-name="Standard"><text:span text:style-name="T22">輸出格式：</text:span></text:p>
      <text:p text:style-name="P23"/>
      <text:p text:style-name="P24">對於每一筆輸入的南瓜編號：</text:p>
      <text:p text:style-name="P25"/>
      <text:list text:style-name="LFO5" text:continue-numbering="true">
        <text:list-item>
          <text:p text:style-name="P26">若該編號是<text:s/>9<text:s/>的倍數，輸出：</text:p>
        </text:list-item>
      </text:list>
      <text:p text:style-name="P27">&lt;編號&gt; is a multiple of 9 and has 9-degree &lt;d&gt;.</text:p>
      <text:p text:style-name="P28"/>
      <text:list text:style-name="LFO5" text:continue-numbering="true">
        <text:list-item>
          <text:p text:style-name="P29">否則輸出：</text:p>
        </text:list-item>
      </text:list>
      <text:p text:style-name="P30">&lt;編號&gt; is not a multiple of 9.</text:p>
      <text:p text:style-name="P31"/>
      <text:p text:style-name="P32">其中<text:s/>&lt;d&gt;<text:s/>為該編號的<text:s/>9-degree。</text:p>
      <text:p text:style-name="P33"/>
      <text:p text:style-name="P34"/>
      <text:p text:style-name="Standard"><text:span text:style-name="T35">限制</text:span><text:span text:style-name="T36">:</text:span></text:p>
      <text:p text:style-name="P37"/>
      <text:list text:style-name="LFO5" text:continue-numbering="true">
        <text:list-item>
          <text:p text:style-name="P38">設<text:s/>s<text:s/>為每筆輸入的南瓜編號字串</text:p>
        </text:list-item>
        <text:list-item>
          <text:p text:style-name="P39">1 &lt;= s<text:s/>的長度<text:s/>&lt;= 1000</text:p>
        </text:list-item>
        <text:list-item>
          <text:p text:style-name="P40">s<text:s/>僅包含字元<text:s/>0 ~ 9</text:p>
        </text:list-item>
        <text:list-item>
          <text:p text:style-name="P41">當<text:s/>s = "0"<text:s/>時表示輸入結束</text:p>
        </text:list-item>
      </text:list>
      <table:table table:style-name="Table42">
        <table:table-columns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soft-page-break/>
            <text:p text:style-name="Standard"><text:span text:style-name="T47">Sample Input 1</text:span></text:p>
          </table:table-cell>
          <table:table-cell table:style-name="TableCell48">
            <text:p text:style-name="Standard"><text:span text:style-name="T49">Sample Output 1</text:span></text:p>
          </table:table-cell>
        </table:table-row>
        <table:table-row table:style-name="TableRow50">
          <table:table-cell table:style-name="TableCell51">
            <text:p text:style-name="P52">999999999999999999999</text:p>
            <text:p text:style-name="P53">9</text:p>
            <text:p text:style-name="P54">837</text:p>
            <text:p text:style-name="P55"><text:span text:style-name="T56">0</text:span></text:p>
          </table:table-cell>
          <table:table-cell table:style-name="TableCell57">
            <text:p text:style-name="P58">999999999999999999999 is a multiple of 9 and has 9-degree 3.</text:p>
            <text:p text:style-name="P59">9 is a multiple of 9 and has 9-degree 1.</text:p>
            <text:p text:style-name="P60">837 is a multiple of 9<text:s/>and has 9-degree 2.</text:p>
          </table:table-cell>
        </table:table-row>
      </table:table>
      <text:p text:style-name="P61"/>
      <table:table table:style-name="Table62">
        <table:table-columns>
          <table:table-column table:style-name="TableColumn63"/>
          <table:table-column table:style-name="TableColumn64"/>
        </table:table-columns>
        <table:table-row table:style-name="TableRow65">
          <table:table-cell table:style-name="TableCell66">
            <text:p text:style-name="Standard"><text:span text:style-name="T67">Sample Input 2</text:span></text:p>
          </table:table-cell>
          <table:table-cell table:style-name="TableCell68">
            <text:p text:style-name="Standard"><text:span text:style-name="T69">Sample Output 2</text:span></text:p>
          </table:table-cell>
        </table:table-row>
        <table:table-row table:style-name="TableRow70">
          <table:table-cell table:style-name="TableCell71">
            <text:p text:style-name="P72">2147483647</text:p>
            <text:p text:style-name="P73">10</text:p>
            <text:p text:style-name="P74">555555555000000000</text:p>
            <text:p text:style-name="P75">0</text:p>
          </table:table-cell>
          <table:table-cell table:style-name="TableCell76">
            <text:p text:style-name="P77">2147483647 is not a multiple of 9.</text:p>
            <text:p text:style-name="P78">10 is not a multiple of 9.</text:p>
            <text:p text:style-name="P79">555555555000000000 is a multiple of 9 and has 9-degree 2.</text:p>
          </table:table-cell>
        </table:table-row>
      </table:table>
      <text:p text:style-name="P80"/>
      <text:p text:style-name="P81"/>
      <text:p text:style-name="P82"/>
      <text:soft-page-break/>
      <text:p text:style-name="P83"><text:span text:style-name="T84">Q2 –<text:s/></text:span><text:span text:style-name="T85">共享載具租借系統</text:span><text:span text:style-name="T86"><text:s/>(C++) 30%</text:span></text:p>
      <text:p text:style-name="P87"/>
      <text:p text:style-name="P88">題目敘述：</text:p>
      <text:p text:style-name="P89"/>
      <text:p text:style-name="P90"><text:span text:style-name="T91">校園引進了全新的共享運具系統「</text:span><text:span text:style-name="T92">NCU-Share</text:span><text:span text:style-name="T93">」，目前提供兩種交通工具供學生租借：</text:span><text:span text:style-name="T94">腳踏車</text:span><text:span text:style-name="T95"><text:s/>(Bike)</text:span><text:span text:style-name="T96"><text:s/></text:span><text:span text:style-name="T97">與</text:span><text:span text:style-name="T98"><text:s/></text:span><text:span text:style-name="T99">電動機車</text:span><text:span text:style-name="T100"><text:s/>(Scooter)</text:span><text:span text:style-name="T101">。</text:span><text:span text:style-name="T102"><text:s/></text:span><text:span text:style-name="T103">不同的運具有不同的計費費率。請你利用</text:span><text:span text:style-name="T104"><text:s/>C++<text:s/></text:span><text:span text:style-name="T105">的</text:span><text:span text:style-name="T106">繼承</text:span><text:span text:style-name="T107"><text:s/>(Inheritance)</text:span><text:span text:style-name="T108"><text:s/></text:span><text:span text:style-name="T109">特性，開發一套計費模組來結算學生的租借費用。</text:span></text:p>
      <text:p text:style-name="P110"/>
      <text:p text:style-name="P111">請設計三個類別：</text:p>
      <text:list text:style-name="LFO6" text:continue-numbering="true">
        <text:list-item>
          <text:p text:style-name="P112"><text:span text:style-name="T113">設計父類別</text:span><text:span text:style-name="T114"><text:s/>Vehicle</text:span><text:span text:style-name="T115">：</text:span></text:p>
          <text:list text:continue-numbering="true">
            <text:list-item>
              <text:p text:style-name="P116">包含保護屬性<text:s/>(protected)：vehicleId (車牌號碼，字串)、minutes (租借分鐘數，整數)。</text:p>
            </text:list-item>
            <text:list-item>
              <text:p text:style-name="P117">實作建構子<text:s/>(Constructor)<text:s/>來初始化車牌與分鐘數。</text:p>
            </text:list-item>
            <text:list-item>
              <text:p text:style-name="P118">包含一個<text:s/>getId()<text:s/>方法，回傳車牌號碼。</text:p>
            </text:list-item>
          </text:list>
        </text:list-item>
        <text:list-item>
          <text:p text:style-name="P119"><text:span text:style-name="T120">設計子類別</text:span><text:span text:style-name="T121"><text:s/>Bike</text:span><text:span text:style-name="T122">：</text:span></text:p>
          <text:list text:continue-numbering="true">
            <text:list-item>
              <text:p text:style-name="P123">繼承自<text:s/>Vehicle。</text:p>
            </text:list-item>
            <text:list-item>
              <text:p text:style-name="P124">實作建構子（需呼叫父類別建構子）。</text:p>
            </text:list-item>
            <text:list-item>
              <text:p text:style-name="P125"><text:span text:style-name="T126">實作</text:span><text:span text:style-name="T127"><text:s/>calculateFee()<text:s/></text:span><text:span text:style-name="T128">方法：腳踏車的計費公式為</text:span><text:span text:style-name="T129"><text:s/></text:span><text:span text:style-name="T130">基本費</text:span><text:span text:style-name="T131"><text:s/>10<text:s/></text:span><text:span text:style-name="T132">元</text:span><text:span text:style-name="T133"><text:s/>+ (</text:span><text:span text:style-name="T134">租借分鐘數</text:span><text:span text:style-name="T135"><text:s/>* 1<text:s/></text:span><text:span text:style-name="T136">元</text:span><text:span text:style-name="T137">)</text:span><text:span text:style-name="T138">。</text:span></text:p>
            </text:list-item>
          </text:list>
        </text:list-item>
        <text:list-item>
          <text:p text:style-name="P139"><text:span text:style-name="T140">設計子類別</text:span><text:span text:style-name="T141"><text:s/>Scooter</text:span><text:span text:style-name="T142">：</text:span></text:p>
          <text:list text:continue-numbering="true">
            <text:list-item>
              <text:p text:style-name="P143">繼承自<text:s/>Vehicle。</text:p>
            </text:list-item>
            <text:list-item>
              <text:p text:style-name="P144">實作建構子（需呼叫父類別建構子）。</text:p>
            </text:list-item>
            <text:list-item>
              <text:p text:style-name="P145"><text:span text:style-name="T146">實作</text:span><text:span text:style-name="T147"><text:s/>calculateFee()<text:s/></text:span><text:span text:style-name="T148">方法：電動機車的計費公式為</text:span><text:span text:style-name="T149"><text:s/></text:span><text:span text:style-name="T150">基本費</text:span><text:span text:style-name="T151"><text:s/>25<text:s/></text:span><text:span text:style-name="T152">元</text:span><text:span text:style-name="T153"><text:s/>+ (</text:span><text:span text:style-name="T154">租借分鐘數</text:span><text:span text:style-name="T155"><text:s/>* 3<text:s/></text:span><text:span text:style-name="T156">元</text:span><text:span text:style-name="T157">)</text:span><text:span text:style-name="T158">。</text:span></text:p>
            </text:list-item>
          </text:list>
        </text:list-item>
      </text:list>
      <text:p text:style-name="P159"/>
      <text:p text:style-name="P160"/>
      <text:p text:style-name="P161"/>
      <text:p text:style-name="Standard"><text:span text:style-name="T162">輸入格式：</text:span></text:p>
      <text:p text:style-name="P163"/>
      <text:p text:style-name="Standard"><text:span text:style-name="T164">第一行輸入一</text:span><text:span text:style-name="T165">個整數</text:span><text:span text:style-name="T166"><text:s/></text:span><text:span text:style-name="T167">N</text:span><text:span text:style-name="T168">，代表系統收到的租借紀錄數量。</text:span></text:p>
      <text:p text:style-name="Standard"><text:span text:style-name="T169">接下來</text:span><text:span text:style-name="T170"><text:s/></text:span><text:span text:style-name="T171">N</text:span><text:span text:style-name="T172"><text:s/></text:span><text:span text:style-name="T173">行，每行會輸入</text:span><text:span text:style-name="T174"><text:s/>3<text:s/></text:span><text:span text:style-name="T175">個資料：</text:span><text:span text:style-name="T176">[</text:span><text:span text:style-name="T177">車種代號</text:span><text:span text:style-name="T178">] [</text:span><text:span text:style-name="T179">車牌號碼</text:span><text:span text:style-name="T180">] [</text:span><text:span text:style-name="T181">租借分鐘數</text:span><text:span text:style-name="T182">]</text:span></text:p>
      <text:list text:style-name="LFO7" text:continue-numbering="true">
        <text:list-item>
          <text:p text:style-name="P183">車種代號為字元：B<text:s/>代表腳踏車，S<text:s/>代表電動機車。</text:p>
        </text:list-item>
      </text:list>
      <text:p text:style-name="P184"/>
      <text:p text:style-name="P185">請注意，租借計費分為以下三種情況：</text:p>
      <text:list text:style-name="LFO7" text:continue-numbering="true">
        <text:list-item>
          <text:p text:style-name="P186"><text:span text:style-name="T187">0<text:s/></text:span><text:span text:style-name="T188">分鐘</text:span><text:span text:style-name="T189"><text:s/>(</text:span><text:span text:style-name="T190">誤借或故障</text:span><text:span text:style-name="T191">)</text:span><text:span text:style-name="T192">：</text:span><text:span text:style-name="T193"><text:s/></text:span><text:span text:style-name="T194">免收費。</text:span></text:p>
        </text:list-item>
        <text:list-item>
          <text:p text:style-name="P195"><text:span text:style-name="T196">1 ~ 5<text:s/></text:span><text:span text:style-name="T197">分鐘</text:span><text:span text:style-name="T198"><text:s/>(</text:span><text:span text:style-name="T199">包含</text:span><text:span text:style-name="T200"><text:s/>5<text:s/></text:span><text:span text:style-name="T201">分鐘</text:span><text:span text:style-name="T202">)</text:span><text:span text:style-name="T203">：</text:span><text:span text:style-name="T204"><text:s/></text:span><text:span text:style-name="T205">僅收取該運具的「基本費」。</text:span></text:p>
        </text:list-item>
        <text:list-item>
          <text:p text:style-name="P206"><text:span text:style-name="T207">大於</text:span><text:span text:style-name="T208"><text:s/>5<text:s/></text:span><text:span text:style-name="T209">分鐘</text:span><text:span text:style-name="T210"><text:s/>(6<text:s/></text:span><text:span text:style-name="T211">分鐘以上</text:span><text:span text:style-name="T212">)</text:span><text:span text:style-name="T213">：</text:span><text:span text:style-name="T214"><text:s/></text:span><text:span text:style-name="T215">照正常計費方式收費。</text:span></text:p>
        </text:list-item>
      </text:list>
      <text:p text:style-name="P216"/>
      <text:p text:style-name="P217"/>
      <text:p text:style-name="P218"/>
      <text:soft-page-break/>
      <text:p text:style-name="P219">輸出格式：</text:p>
      <text:p text:style-name="P220"/>
      <text:p text:style-name="P221">對於每一筆租借紀錄，請先印出該車牌與當次費用。<text:s/>所有紀錄處理完畢後，請在最後一行印出當日系統的「總營收<text:s/>(Total Revenue)」。</text:p>
      <text:p text:style-name="Standard"><text:span text:style-name="T222"><text:s/></text:span><text:span text:style-name="T223">(</text:span><text:span text:style-name="T224">格式請嚴格參考輸出範例</text:span><text:span text:style-name="T225">)</text:span></text:p>
      <text:p text:style-name="P226"/>
      <table:table table:style-name="Table227">
        <table:table-columns>
          <table:table-column table:style-name="TableColumn228"/>
          <table:table-column table:style-name="TableColumn229"/>
        </table:table-columns>
        <table:table-row table:style-name="TableRow230">
          <table:table-cell table:style-name="TableCell231">
            <text:p text:style-name="Standard"><text:span text:style-name="T232">Sample Input 1</text:span></text:p>
          </table:table-cell>
          <table:table-cell table:style-name="TableCell233">
            <text:p text:style-name="Standard"><text:span text:style-name="T234">Sample Output 1</text:span></text:p>
          </table:table-cell>
        </table:table-row>
        <table:table-row table:style-name="TableRow235">
          <table:table-cell table:style-name="TableCell236">
            <text:p text:style-name="P237">4</text:p>
            <text:p text:style-name="P238">B UB-001 45</text:p>
            <text:p text:style-name="P239">S GS-999 20</text:p>
            <text:p text:style-name="P240">B UB-002 15</text:p>
            <text:p text:style-name="P241"><text:span text:style-name="T242">S GS-888 10</text:span></text:p>
          </table:table-cell>
          <table:table-cell table:style-name="TableCell243">
            <text:p text:style-name="P244">UB-001 Fee: 55</text:p>
            <text:p text:style-name="P245">GS-999 Fee: 85</text:p>
            <text:p text:style-name="P246">UB-002 Fee: 25</text:p>
            <text:p text:style-name="P247">GS-888 Fee: 55</text:p>
            <text:p text:style-name="P248"><text:span text:style-name="T249">Total Revenue: 220</text:span></text:p>
          </table:table-cell>
        </table:table-row>
      </table:table>
      <text:p text:style-name="P250"/>
      <table:table table:style-name="Table251">
        <table:table-columns>
          <table:table-column table:style-name="TableColumn252"/>
          <table:table-column table:style-name="TableColumn253"/>
        </table:table-columns>
        <table:table-row table:style-name="TableRow254">
          <table:table-cell table:style-name="TableCell255">
            <text:p text:style-name="Standard"><text:span text:style-name="T256">Sample Input 2</text:span></text:p>
          </table:table-cell>
          <table:table-cell table:style-name="TableCell257">
            <text:p text:style-name="Standard"><text:span text:style-name="T258">Sample<text:s/></text:span><text:span text:style-name="T259">Output 2</text:span></text:p>
          </table:table-cell>
        </table:table-row>
        <table:table-row table:style-name="TableRow260">
          <table:table-cell table:style-name="TableCell261">
            <text:p text:style-name="P262">5</text:p>
            <text:p text:style-name="P263"><text:span text:style-name="T264">B<text:s/></text:span><text:span text:style-name="T265">U</text:span><text:span text:style-name="T266">-888 5</text:span></text:p>
            <text:p text:style-name="P267"><text:span text:style-name="T268">B<text:s/></text:span><text:span text:style-name="T269">U</text:span><text:span text:style-name="T270">-888 20</text:span></text:p>
            <text:p text:style-name="P271"><text:span text:style-name="T272">B<text:s/></text:span><text:span text:style-name="T273">U</text:span><text:span text:style-name="T274">-887 20</text:span></text:p>
            <text:p text:style-name="P275"><text:span text:style-name="T276">B<text:s/></text:span><text:span text:style-name="T277">U</text:span><text:span text:style-name="T278">-888 20</text:span></text:p>
            <text:p text:style-name="P279"><text:span text:style-name="T280">B<text:s/></text:span><text:span text:style-name="T281">U</text:span><text:span text:style-name="T282">-887 15</text:span></text:p>
          </table:table-cell>
          <table:table-cell table:style-name="TableCell283">
            <text:p text:style-name="P284">U-888 Fee: 10</text:p>
            <text:p text:style-name="P285">U-888 Fee: 30</text:p>
            <text:p text:style-name="P286">U-887 Fee: 30</text:p>
            <text:p text:style-name="P287">U-888 Fee: 30</text:p>
            <text:p text:style-name="P288">U-887 Fee: 25</text:p>
            <text:p text:style-name="P289"><text:span text:style-name="T290">Total Revenue: 125</text:span></text:p>
          </table:table-cell>
        </table:table-row>
      </table:table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ext:p text:style-name="P312"/>
      <text:p text:style-name="P313"/>
      <text:soft-page-break/>
      <text:p text:style-name="P314"><text:span text:style-name="T315">Q3</text:span><text:span text:style-name="T316">–</text:span><text:span text:style-name="T317">目標是神奇寶貝大師</text:span><text:span text:style-name="T318">(</text:span><text:span text:style-name="T319">JAVA</text:span><text:span text:style-name="T320">)<text:s/></text:span><text:span text:style-name="T321">30</text:span><text:span text:style-name="T322">%</text:span></text:p>
      <text:p text:style-name="P323"/>
      <text:p text:style-name="P324">題目敘述：</text:p>
      <text:p text:style-name="P325"/>
      <text:p text:style-name="P326"><text:span text:style-name="T327">大木博士正在招募研究助理，請你開發一套神奇寶貝戰鬥系統。系統已經由大木博士寫好了主程式</text:span><text:span text:style-name="T328">T</text:span><text:span text:style-name="T329">ODO</text:span><text:span text:style-name="T330">.</text:span><text:span text:style-name="T331">java</text:span><text:span text:style-name="T332">（負責處理使用者輸入與戰鬥流程），你的任務是根據該程式的呼叫邏輯，實作底層的神奇寶貝類別架構。</text:span></text:p>
      <text:p text:style-name="P333"/>
      <text:list text:style-name="LFO8_1">
        <text:list-item text:start-value="1">
          <text:p text:style-name="P334"><text:span text:style-name="T335">神奇寶貝基礎規格</text:span><text:span text:style-name="T336">：</text:span><text:span text:style-name="T337">所有神奇寶貝必須具備力量（</text:span><text:span text:style-name="T338">strength</text:span><text:span text:style-name="T339">）與速度（</text:span><text:span text:style-name="T340">speed</text:span><text:span text:style-name="T341">）兩種屬性，並在建立時</text:span><text:span text:style-name="T342">依照建立順序</text:span><text:span text:style-name="T343">自動分配唯一編號</text:span><text:span text:style-name="T344">（</text:span><text:span text:style-name="T345">id</text:span><text:span text:style-name="T346">從</text:span><text:span text:style-name="T347">1</text:span><text:span text:style-name="T348">開始累增）</text:span><text:span text:style-name="T349">。</text:span></text:p>
        </text:list-item>
      </text:list>
      <text:list text:style-name="LFO10" text:continue-numbering="true">
        <text:list-item>
          <text:p text:style-name="P350"><text:bookmark-start text:name="_Hlk226494610"/><text:span text:style-name="T351">皮卡丘</text:span><text:span text:style-name="T352"><text:s/></text:span><text:span text:style-name="T353">(電屬性)<text:s/></text:span><text:span text:style-name="T354">(</text:span><text:span text:style-name="T355">Pikachu</text:span><text:span text:style-name="T356">)</text:span><text:span text:style-name="T357">：初始值</text:span><text:span text:style-name="T358"><text:s/></text:span><text:span text:style-name="T359">Str</text:span><text:span text:style-name="T360">:<text:s/></text:span><text:span text:style-name="T361">10</text:span><text:span text:style-name="T362">,<text:s/></text:span><text:span text:style-name="T363">Spd</text:span><text:span text:style-name="T364">:<text:s/></text:span><text:span text:style-name="T365">7</text:span><text:span text:style-name="T366">。</text:span></text:p>
        </text:list-item>
        <text:list-item>
          <text:p text:style-name="P367"><text:span text:style-name="T368">波加曼</text:span><text:span text:style-name="T369"><text:s/></text:span><text:span text:style-name="T370">(水屬性)</text:span><text:span text:style-name="T371"><text:s/></text:span><text:span text:style-name="T372">(</text:span><text:span text:style-name="T373">Piplup</text:span><text:span text:style-name="T374">)</text:span><text:span text:style-name="T375">：初始值</text:span><text:span text:style-name="T376"><text:s/></text:span><text:span text:style-name="T377">Str</text:span><text:span text:style-name="T378">:<text:s/></text:span><text:span text:style-name="T379">7</text:span><text:span text:style-name="T380">,<text:s/></text:span><text:span text:style-name="T381">Spd</text:span><text:span text:style-name="T382">:<text:s/></text:span><text:span text:style-name="T383">5</text:span><text:span text:style-name="T384">。</text:span></text:p>
        </text:list-item>
        <text:list-item>
          <text:p text:style-name="P385"><text:span text:style-name="T386">木守宮</text:span><text:span text:style-name="T387"><text:s/></text:span><text:span text:style-name="T388">(草屬性)</text:span><text:span text:style-name="T389"><text:s/></text:span><text:span text:style-name="T390">(</text:span><text:span text:style-name="T391">Treecko</text:span><text:span text:style-name="T392">)</text:span><text:span text:style-name="T393">：初始值</text:span><text:span text:style-name="T394"><text:s/></text:span><text:span text:style-name="T395">Str</text:span><text:span text:style-name="T396">:<text:s/></text:span><text:span text:style-name="T397">6</text:span><text:span text:style-name="T398">,<text:s/></text:span><text:span text:style-name="T399">Spd</text:span><text:span text:style-name="T400">:<text:s/></text:span><text:span text:style-name="T401">10</text:span><text:span text:style-name="T402">。</text:span></text:p>
        </text:list-item>
        <text:list-item>
          <text:p text:style-name="P403"><text:span text:style-name="T404">小火龍</text:span><text:span text:style-name="T405"><text:s/></text:span><text:span text:style-name="T406">(火屬性)</text:span><text:span text:style-name="T407"><text:s/></text:span><text:span text:style-name="T408">(</text:span><text:span text:style-name="T409">Charmander</text:span><text:span text:style-name="T410">)</text:span><text:span text:style-name="T411">：初始值</text:span><text:span text:style-name="T412"><text:s/></text:span><text:span text:style-name="T413">Str</text:span><text:span text:style-name="T414">:<text:s/></text:span><text:span text:style-name="T415">8</text:span><text:span text:style-name="T416">,<text:s/></text:span><text:span text:style-name="T417">Spd</text:span><text:span text:style-name="T418">:<text:s/></text:span><text:span text:style-name="T419">8</text:span><text:span text:style-name="T420">。</text:span></text:p>
        </text:list-item>
      </text:list>
      <text:list text:style-name="LFO8_1" text:continue-numbering="true">
        <text:list-item>
          <text:p text:style-name="P421"><text:bookmark-end text:name="_Hlk226494610"/><text:span text:style-name="T422">行為規則</text:span><text:span text:style-name="T423"><text:s/>(</text:span><text:span text:style-name="T424">Command</text:span><text:span text:style-name="T425"><text:s/></text:span><text:span text:style-name="T426">2</text:span><text:span text:style-name="T427">)</text:span><text:span text:style-name="T428">：</text:span></text:p>
        </text:list-item>
      </text:list>
      <text:list text:style-name="LFO11" text:continue-numbering="true">
        <text:list-item>
          <text:p text:style-name="P429"><text:span text:style-name="T430">叫聲</text:span><text:span text:style-name="T431"><text:s/>(</text:span><text:span text:style-name="T432">makeSound</text:span><text:span text:style-name="T433">,<text:s/></text:span><text:span text:style-name="T434">Y</text:span><text:span text:style-name="T435"><text:s/>=<text:s/></text:span><text:span text:style-name="T436">1</text:span><text:span text:style-name="T437">)</text:span><text:span text:style-name="T438">：格式為</text:span><text:span text:style-name="T439"><text:s/>[</text:span><text:span text:style-name="T440">Name</text:span><text:span text:style-name="T441">]: [</text:span><text:span text:style-name="T442">Sound</text:span><text:span text:style-name="T443">]!</text:span><text:span text:style-name="T444">，每種神奇寶貝有獨特的叫聲。</text:span></text:p>
        </text:list-item>
      </text:list>
      <text:list text:style-name="LFO12" text:continue-numbering="true">
        <text:list-item>
          <text:p text:style-name="P445"><text:span text:style-name="T446">Pikachu</text:span><text:span text:style-name="T447">:<text:s/></text:span><text:span text:style-name="T448">Pika</text:span><text:span text:style-name="T449"><text:s/></text:span><text:span text:style-name="T450">Pika</text:span><text:span text:style-name="T451">!,<text:s/></text:span></text:p>
        </text:list-item>
        <text:list-item>
          <text:p text:style-name="P452"><text:span text:style-name="T453">Piplup</text:span><text:span text:style-name="T454">:<text:s/></text:span><text:span text:style-name="T455">Piplup</text:span><text:span text:style-name="T456">!,<text:s/></text:span></text:p>
        </text:list-item>
        <text:list-item>
          <text:p text:style-name="P457"><text:span text:style-name="T458">Treecko</text:span><text:span text:style-name="T459">:<text:s/></text:span><text:span text:style-name="T460">Treecko</text:span><text:span text:style-name="T461">!,<text:s/></text:span></text:p>
        </text:list-item>
        <text:list-item>
          <text:p text:style-name="P462"><text:span text:style-name="T463">Charmander</text:span><text:span text:style-name="T464">:<text:s/></text:span><text:span text:style-name="T465">Charrr</text:span><text:span text:style-name="T466">!</text:span></text:p>
        </text:list-item>
      </text:list>
      <text:list text:style-name="LFO11" text:continue-numbering="true">
        <text:list-item>
          <text:p text:style-name="P467"><text:span text:style-name="T468">進食</text:span><text:span text:style-name="T469"><text:s/>(</text:span><text:span text:style-name="T470">eat</text:span><text:span text:style-name="T471">,<text:s/></text:span><text:span text:style-name="T472">Y</text:span><text:span text:style-name="T473"><text:s/>=<text:s/></text:span><text:span text:style-name="T474">2</text:span><text:span text:style-name="T475">)</text:span><text:span text:style-name="T476">：格式為</text:span><text:span text:style-name="T477"><text:s/>[</text:span><text:span text:style-name="T478">Name</text:span><text:span text:style-name="T479">]<text:s/></text:span><text:span text:style-name="T480">is</text:span><text:span text:style-name="T481"><text:s/></text:span><text:span text:style-name="T482">eating</text:span><text:span text:style-name="T483"><text:s/></text:span><text:span text:style-name="T484">food</text:span><text:span text:style-name="T485">. [</text:span><text:span text:style-name="T486">Str</text:span><text:span text:style-name="T487">:<text:s/></text:span><text:span text:style-name="T488">舊</text:span><text:span text:style-name="T489">-&gt;</text:span><text:span text:style-name="T490">新</text:span><text:span text:style-name="T491">,<text:s/></text:span><text:span text:style-name="T492">Spd</text:span><text:span text:style-name="T493">:<text:s/></text:span><text:span text:style-name="T494">舊</text:span><text:span text:style-name="T495">-&gt;</text:span><text:span text:style-name="T496">新</text:span><text:span text:style-name="T497">]</text:span><text:span text:style-name="T498">進食後會增加屬性，且不設上限：</text:span></text:p>
        </text:list-item>
      </text:list>
      <text:list text:style-name="LFO13" text:continue-numbering="true">
        <text:list-item>
          <text:p text:style-name="P499"><text:span text:style-name="T500">Pikachu</text:span><text:span text:style-name="T501">:<text:s/></text:span><text:span text:style-name="T502">strength</text:span><text:span text:style-name="T503"><text:s/>+<text:s/></text:span><text:span text:style-name="T504">2</text:span></text:p>
        </text:list-item>
        <text:list-item>
          <text:p text:style-name="P505"><text:span text:style-name="T506">Piplup</text:span><text:span text:style-name="T507">:<text:s/></text:span><text:span text:style-name="T508">strength</text:span><text:span text:style-name="T509"><text:s/>+<text:s/></text:span><text:span text:style-name="T510">1</text:span><text:span text:style-name="T511">,<text:s/></text:span><text:span text:style-name="T512">speed</text:span><text:span text:style-name="T513"><text:s/>+<text:s/></text:span><text:span text:style-name="T514">3</text:span><text:span text:style-name="T515">。</text:span></text:p>
        </text:list-item>
        <text:list-item>
          <text:p text:style-name="P516"><text:span text:style-name="T517">Treecko</text:span><text:span text:style-name="T518">:<text:s/></text:span><text:span text:style-name="T519">speed</text:span><text:span text:style-name="T520"><text:s/>+<text:s/></text:span><text:span text:style-name="T521">5</text:span><text:span text:style-name="T522">。</text:span></text:p>
        </text:list-item>
        <text:list-item>
          <text:p text:style-name="P523"><text:span text:style-name="T524">Charmander</text:span><text:span text:style-name="T525">:<text:s/></text:span><text:span text:style-name="T526">strength</text:span><text:span text:style-name="T527"><text:s/>+<text:s/></text:span><text:span text:style-name="T528">2</text:span><text:span text:style-name="T529">,<text:s/></text:span><text:span text:style-name="T530">speed</text:span><text:span text:style-name="T531"><text:s/>+<text:s/></text:span><text:span text:style-name="T532">2</text:span><text:span text:style-name="T533">。</text:span></text:p>
        </text:list-item>
      </text:list>
      <text:list text:style-name="LFO8_1" text:continue-numbering="true">
        <text:list-item>
          <text:p text:style-name="P534"><text:span text:style-name="T535">戰鬥力與克制規則：</text:span></text:p>
        </text:list-item>
      </text:list>
      <text:list text:style-name="LFO14" text:continue-numbering="true">
        <text:list-item>
          <text:p text:style-name="P536"><text:span text:style-name="T537">基礎戰鬥力</text:span><text:span text:style-name="T538"><text:s/>(</text:span><text:span text:style-name="T539">Power</text:span><text:span text:style-name="T540">)</text:span><text:span text:style-name="T541">：公式為</text:span><text:span text:style-name="T542"><text:s/></text:span><text:span text:style-name="T543">7</text:span><text:span text:style-name="T544"><text:s/>*<text:s/></text:span><text:span text:style-name="T545">strength</text:span><text:span text:style-name="T546"><text:s/>+<text:s/></text:span><text:span text:style-name="T547">5</text:span><text:span text:style-name="T548"><text:s/>*<text:s/></text:span><text:span text:style-name="T549">speed</text:span><text:span text:style-name="T550">。</text:span></text:p>
        </text:list-item>
        <text:list-item>
          <text:p text:style-name="P551"><text:span text:style-name="T552">特殊攻擊者</text:span><text:span text:style-name="T553"><text:s/>(</text:span><text:span text:style-name="T554">SpecialAttacker</text:span><text:span text:style-name="T555">)</text:span><text:span text:style-name="T556">：這是一個介面</text:span><text:span text:style-name="T557">(interfac</text:span><text:span text:style-name="T558">e)</text:span><text:span text:style-name="T559">。若實作此介面，計算</text:span><text:span text:style-name="T560"><text:s/></text:span><text:span text:style-name="T561">Power</text:span><text:span text:style-name="T562"><text:s/></text:span><text:span text:style-name="T563">時會有加成</text:span><text:span text:style-name="T564">：</text:span></text:p>
        </text:list-item>
      </text:list>
      <text:list text:style-name="LFO15" text:continue-numbering="true">
        <text:list-item>
          <text:p text:style-name="P565"><text:span text:style-name="T566">Pikachu</text:span><text:span text:style-name="T567">:<text:s/></text:span><text:span text:style-name="T568">strength</text:span><text:span text:style-name="T569"><text:s/></text:span><text:span text:style-name="T570">以</text:span><text:span text:style-name="T571"><text:s/></text:span><text:span text:style-name="T572">2</text:span><text:span text:style-name="T573"><text:s/></text:span><text:span text:style-name="T574">倍計算。</text:span></text:p>
        </text:list-item>
        <text:list-item>
          <text:p text:style-name="P575"><text:span text:style-name="T576">Treecko</text:span><text:span text:style-name="T577">:<text:s/></text:span><text:span text:style-name="T578">speed</text:span><text:span text:style-name="T579"><text:s/></text:span><text:span text:style-name="T580">以</text:span><text:span text:style-name="T581"><text:s/></text:span><text:span text:style-name="T582">3</text:span><text:span text:style-name="T583"><text:s/></text:span><text:span text:style-name="T584">倍計算。</text:span></text:p>
        </text:list-item>
        <text:list-item>
          <text:p text:style-name="P585"><text:span text:style-name="T586">Charmander</text:span><text:span text:style-name="T587">:<text:s/></text:span><text:span text:style-name="T588">計算完</text:span><text:span text:style-name="T589"><text:s/></text:span><text:span text:style-name="T590">Power</text:span><text:span text:style-name="T591"><text:s/></text:span><text:span text:style-name="T592">後，總分額外加成</text:span><text:span text:style-name="T593"><text:s/></text:span><text:span text:style-name="T594">1</text:span><text:span text:style-name="T595">.</text:span><text:span text:style-name="T596">2</text:span><text:span text:style-name="T597"><text:s/></text:span><text:span text:style-name="T598">倍</text:span><text:span text:style-name="T599">（無條件捨去至整數）</text:span><text:span text:style-name="T600">。</text:span></text:p>
        </text:list-item>
      </text:list>
      <text:list text:style-name="LFO14" text:continue-numbering="true">
        <text:list-item>
          <text:p text:style-name="P601"><text:span text:style-name="T602">屬性克制：在對戰中，若</text:span><text:span text:style-name="T603"><text:s/></text:span><text:span text:style-name="T604">A</text:span><text:span text:style-name="T605"><text:s/></text:span><text:span text:style-name="T606">克制</text:span><text:span text:style-name="T607"><text:s/></text:span><text:span text:style-name="T608">B</text:span><text:span text:style-name="T609">，則</text:span><text:span text:style-name="T610"><text:s/></text:span><text:span text:style-name="T611">A</text:span><text:span text:style-name="T612"><text:s/></text:span><text:span text:style-name="T613">的</text:span><text:span text:style-name="T614"><text:s/></text:span><text:span text:style-name="T615">Power</text:span><text:span text:style-name="T616"><text:s/></text:span><text:span text:style-name="T617">額外加成</text:span><text:span text:style-name="T618"><text:s/></text:span><text:span text:style-name="T619">1</text:span><text:span text:style-name="T620">.</text:span><text:span text:style-name="T621">5</text:span><text:span text:style-name="T622"><text:s/></text:span><text:span text:style-name="T623">倍</text:span><text:span text:style-name="T624">（無條件捨去至整數）</text:span><text:span text:style-name="T625">。</text:span></text:p>
        </text:list-item>
      </text:list>
      <text:p text:style-name="P626">克制關係為：火<text:s/>&gt;<text:s/>草、草<text:s/>&gt;<text:s/>水、水<text:s/>&gt;<text:s/>火、電<text:s/>&gt;<text:s/>水。</text:p>
      <text:p text:style-name="P627"/>
      <text:soft-page-break/>
      <text:p text:style-name="P628">輸入格式：</text:p>
      <text:list text:style-name="LFO16" text:continue-numbering="true">
        <text:list-item>
          <text:p text:style-name="P629"><text:span text:style-name="T630">1</text:span><text:span text:style-name="T631"><text:s/></text:span><text:span text:style-name="T632">X</text:span><text:span text:style-name="T633">：建立神奇寶貝，</text:span><text:span text:style-name="T634">X</text:span><text:span text:style-name="T635"><text:s/>(</text:span><text:span text:style-name="T636">1</text:span><text:span text:style-name="T637">:</text:span><text:span text:style-name="T638">皮卡丘</text:span><text:span text:style-name="T639">,<text:s/></text:span><text:span text:style-name="T640">2</text:span><text:span text:style-name="T641">:</text:span><text:span text:style-name="T642">波加曼</text:span><text:span text:style-name="T643">,<text:s/></text:span><text:span text:style-name="T644">3</text:span><text:span text:style-name="T645">:</text:span><text:span text:style-name="T646">木守宮</text:span><text:span text:style-name="T647">,<text:s/></text:span><text:span text:style-name="T648">4</text:span><text:span text:style-name="T649">:</text:span><text:span text:style-name="T650">小火龍</text:span><text:span text:style-name="T651">)</text:span><text:span text:style-name="T652">。</text:span></text:p>
        </text:list-item>
        <text:list-item>
          <text:p text:style-name="P653"><text:span text:style-name="T654">2</text:span><text:span text:style-name="T655"><text:s/></text:span><text:span text:style-name="T656">ID</text:span><text:span text:style-name="T657"><text:s/></text:span><text:span text:style-name="T658">Y</text:span><text:span text:style-name="T659">：對編號</text:span><text:span text:style-name="T660"><text:s/></text:span><text:span text:style-name="T661">ID</text:span><text:span text:style-name="T662"><text:s/></text:span><text:span text:style-name="T663">的對象執行行為，</text:span><text:span text:style-name="T664">Y</text:span><text:span text:style-name="T665"><text:s/>(</text:span><text:span text:style-name="T666">1</text:span><text:span text:style-name="T667">:</text:span><text:span text:style-name="T668">叫聲</text:span><text:span text:style-name="T669">,<text:s/></text:span><text:span text:style-name="T670">2</text:span><text:span text:style-name="T671">:</text:span><text:span text:style-name="T672">進食</text:span><text:span text:style-name="T673">)</text:span><text:span text:style-name="T674">。</text:span></text:p>
        </text:list-item>
        <text:list-item>
          <text:p text:style-name="P675"><text:span text:style-name="T676">2</text:span><text:span text:style-name="T677"><text:s/></text:span><text:span text:style-name="T678">ID</text:span><text:span text:style-name="T679"><text:s/></text:span><text:span text:style-name="T680">3</text:span><text:span text:style-name="T681"><text:s/></text:span><text:span text:style-name="T682">ID2</text:span><text:span text:style-name="T683">：編號</text:span><text:span text:style-name="T684"><text:s/></text:span><text:span text:style-name="T685">ID</text:span><text:span text:style-name="T686"><text:s/></text:span><text:span text:style-name="T687">與</text:span><text:span text:style-name="T688"><text:s/></text:span><text:span text:style-name="T689">ID2</text:span><text:span text:style-name="T690"><text:s/></text:span><text:span text:style-name="T691">進行對戰比較。</text:span></text:p>
        </text:list-item>
        <text:list-item>
          <text:p text:style-name="P692"><text:span text:style-name="T693">3</text:span><text:span text:style-name="T694">：顯示目前總神奇寶貝數量。</text:span></text:p>
        </text:list-item>
        <text:list-item>
          <text:p text:style-name="P695"><text:span text:style-name="T696">4</text:span><text:span text:style-name="T697"><text:s/></text:span><text:span text:style-name="T698">ID</text:span><text:span text:style-name="T699">：顯示詳細資訊。</text:span></text:p>
        </text:list-item>
        <text:list-item>
          <text:p text:style-name="P700"><text:span text:style-name="T701">-</text:span><text:span text:style-name="T702">1</text:span><text:span text:style-name="T703">：結束程式。</text:span></text:p>
        </text:list-item>
      </text:list>
      <text:p text:style-name="P704">輸出格式：</text:p>
      <text:p text:style-name="P705"/>
      <text:list text:style-name="LFO17" text:continue-numbering="true">
        <text:list-item>
          <text:p text:style-name="P706"><text:span text:style-name="T707">對戰輸出：</text:span></text:p>
        </text:list-item>
      </text:list>
      <text:p text:style-name="P708"><text:span text:style-name="T709">Power</text:span><text:span text:style-name="T710">: &lt;</text:span><text:span text:style-name="T711">v1</text:span><text:span text:style-name="T712">&gt;<text:s/></text:span><text:span text:style-name="T713">vs</text:span><text:span text:style-name="T714">. &lt;</text:span><text:span text:style-name="T715">v2</text:span><text:span text:style-name="T716">&gt;<text:s/></text:span><text:span text:style-name="T717">並接續</text:span><text:span text:style-name="T718"><text:s/>&lt;</text:span><text:span text:style-name="T719">Name</text:span><text:span text:style-name="T720">&gt;<text:s/></text:span><text:span text:style-name="T721">wins</text:span><text:span text:style-name="T722">!</text:span><text:span text:style-name="T723">，或是</text:span><text:span text:style-name="T724">Draw!</text:span></text:p>
      <text:list text:style-name="LFO17" text:continue-numbering="true">
        <text:list-item>
          <text:p text:style-name="P725"><text:span text:style-name="T726">統計輸出：</text:span><text:span text:style-name="T727">Total</text:span><text:span text:style-name="T728">: &lt;</text:span><text:span text:style-name="T729">count</text:span><text:span text:style-name="T730">&gt;</text:span><text:span text:style-name="T731">。</text:span></text:p>
        </text:list-item>
        <text:list-item>
          <text:p text:style-name="P732"><text:span text:style-name="T733">詳細資訊：</text:span><text:span text:style-name="T734">ID</text:span><text:span text:style-name="T735">: &lt;</text:span><text:span text:style-name="T736">id</text:span><text:span text:style-name="T737">&gt;,<text:s/></text:span><text:span text:style-name="T738">Type</text:span><text:span text:style-name="T739">: &lt;</text:span><text:span text:style-name="T740">type</text:span><text:span text:style-name="T741">&gt;,<text:s/></text:span><text:span text:style-name="T742">Str</text:span><text:span text:style-name="T743">: &lt;</text:span><text:span text:style-name="T744">strength</text:span><text:span text:style-name="T745">&gt;,<text:s/></text:span><text:span text:style-name="T746">Spd</text:span><text:span text:style-name="T747">: &lt;</text:span><text:span text:style-name="T748">speed</text:span><text:span text:style-name="T749">&gt;</text:span><text:span text:style-name="T750">。</text:span></text:p>
        </text:list-item>
      </text:list>
      <text:p text:style-name="P751">(格式請嚴格參考輸出範例)</text:p>
      <text:p text:style-name="Standard"/>
      <text:p text:style-name="P752">注意事項:</text:p>
      <text:list text:style-name="LFO18">
        <text:list-item text:start-value="1">
          <text:p text:style-name="P753"><text:span text:style-name="T754">請勿修改</text:span><text:span text:style-name="T755">main</text:span><text:span text:style-name="T756">函式。</text:span></text:p>
        </text:list-item>
        <text:list-item>
          <text:p text:style-name="P757"><text:span text:style-name="T758">請按照</text:span><text:span text:style-name="T759">T</text:span><text:span text:style-name="T760">ODO</text:span><text:span text:style-name="T761">實做函式，勿亂新增其他函式。</text:span></text:p>
        </text:list-item>
      </text:list>
      <table:table table:style-name="Table762">
        <table:table-columns>
          <table:table-column table:style-name="TableColumn763"/>
          <table:table-column table:style-name="TableColumn764"/>
        </table:table-columns>
        <table:table-row table:style-name="TableRow765">
          <table:table-cell table:style-name="TableCell766">
            <text:p text:style-name="Standard"><text:span text:style-name="T767">Sample</text:span><text:span text:style-name="T768"><text:s/></text:span><text:span text:style-name="T769">Input</text:span><text:span text:style-name="T770"><text:s/></text:span><text:span text:style-name="T771">1</text:span></text:p>
          </table:table-cell>
          <table:table-cell table:style-name="TableCell772">
            <text:p text:style-name="Standard"><text:span text:style-name="T773">Sample</text:span><text:span text:style-name="T774"><text:s/></text:span><text:span text:style-name="T775">Output</text:span><text:span text:style-name="T776"><text:s/></text:span><text:span text:style-name="T777">1</text:span></text:p>
          </table:table-cell>
        </table:table-row>
        <table:table-row table:style-name="TableRow778">
          <table:table-cell table:style-name="TableCell779">
            <text:p text:style-name="P780"><text:span text:style-name="T781">1</text:span><text:span text:style-name="T782"><text:s/></text:span><text:span text:style-name="T783">1</text:span></text:p>
            <text:p text:style-name="P784"><text:span text:style-name="T785">1</text:span><text:span text:style-name="T786"><text:s/></text:span><text:span text:style-name="T787">2</text:span></text:p>
            <text:p text:style-name="P788"><text:span text:style-name="T789">2</text:span><text:span text:style-name="T790"><text:s/></text:span><text:span text:style-name="T791">1</text:span><text:span text:style-name="T792"><text:s/></text:span><text:span text:style-name="T793">1</text:span></text:p>
            <text:p text:style-name="P794"><text:span text:style-name="T795">3</text:span></text:p>
            <text:p text:style-name="P796"><text:span text:style-name="T797">2</text:span><text:span text:style-name="T798"><text:s/></text:span><text:span text:style-name="T799">1</text:span><text:span text:style-name="T800"><text:s/></text:span><text:span text:style-name="T801">3</text:span><text:span text:style-name="T802"><text:s/></text:span><text:span text:style-name="T803">2</text:span></text:p>
            <text:p text:style-name="P804"><text:span text:style-name="T805">-</text:span><text:span text:style-name="T806">1</text:span></text:p>
          </table:table-cell>
          <table:table-cell table:style-name="TableCell807">
            <text:p text:style-name="P808"><text:span text:style-name="T809">Pikachu</text:span><text:span text:style-name="T810">:</text:span><text:span text:style-name="T811"><text:s/></text:span><text:span text:style-name="T812">Pika</text:span><text:span text:style-name="T813"><text:s/></text:span><text:span text:style-name="T814">Pika</text:span><text:span text:style-name="T815">!</text:span></text:p>
            <text:p text:style-name="P816"><text:span text:style-name="T817">Total</text:span><text:span text:style-name="T818">:<text:s/></text:span><text:span text:style-name="T819">2</text:span></text:p>
            <text:p text:style-name="P820"><text:span text:style-name="T821">Power</text:span><text:span text:style-name="T822">:<text:s/></text:span><text:span text:style-name="T823">262</text:span><text:span text:style-name="T824"><text:s/></text:span><text:span text:style-name="T825">vs</text:span><text:span text:style-name="T826">.<text:s/></text:span><text:span text:style-name="T827">74</text:span></text:p>
            <text:p text:style-name="P828"><text:span text:style-name="T829">Pikachu</text:span><text:span text:style-name="T830"><text:s/></text:span><text:span text:style-name="T831">wins</text:span><text:span text:style-name="T832">!</text:span></text:p>
          </table:table-cell>
        </table:table-row>
      </table:table>
      <text:p text:style-name="P833"/>
      <table:table table:style-name="Table834">
        <table:table-columns>
          <table:table-column table:style-name="TableColumn835"/>
          <table:table-column table:style-name="TableColumn836"/>
        </table:table-columns>
        <table:table-row table:style-name="TableRow837">
          <table:table-cell table:style-name="TableCell838">
            <text:p text:style-name="Standard"><text:span text:style-name="T839">Sample</text:span><text:span text:style-name="T840"><text:s/></text:span><text:span text:style-name="T841">Input</text:span><text:span text:style-name="T842"><text:s/></text:span><text:span text:style-name="T843">2</text:span></text:p>
          </table:table-cell>
          <table:table-cell table:style-name="TableCell844">
            <text:p text:style-name="Standard"><text:span text:style-name="T845">Sample</text:span><text:span text:style-name="T846"><text:s/></text:span><text:span text:style-name="T847">Output</text:span><text:span text:style-name="T848"><text:s/></text:span><text:span text:style-name="T849">2</text:span></text:p>
          </table:table-cell>
        </table:table-row>
        <table:table-row table:style-name="TableRow850">
          <table:table-cell table:style-name="TableCell851">
            <text:p text:style-name="P852"><text:span text:style-name="T853">1</text:span><text:span text:style-name="T854"><text:s/></text:span><text:span text:style-name="T855">4</text:span></text:p>
            <text:p text:style-name="P856"><text:span text:style-name="T857">1</text:span><text:span text:style-name="T858"><text:s/></text:span><text:span text:style-name="T859">2</text:span></text:p>
            <text:p text:style-name="P860"><text:span text:style-name="T861">1</text:span><text:span text:style-name="T862"><text:s/></text:span><text:span text:style-name="T863">3</text:span></text:p>
            <text:p text:style-name="P864"><text:span text:style-name="T865">2</text:span><text:span text:style-name="T866"><text:s/></text:span><text:span text:style-name="T867">1</text:span><text:span text:style-name="T868"><text:s/></text:span><text:span text:style-name="T869">2</text:span></text:p>
            <text:p text:style-name="P870"><text:span text:style-name="T871">4</text:span><text:span text:style-name="T872"><text:s/></text:span><text:span text:style-name="T873">1</text:span></text:p>
            <text:p text:style-name="P874"><text:span text:style-name="T875">2</text:span><text:span text:style-name="T876"><text:s/></text:span><text:span text:style-name="T877">1</text:span><text:span text:style-name="T878"><text:s/></text:span><text:span text:style-name="T879">3</text:span><text:span text:style-name="T880"><text:s/></text:span><text:span text:style-name="T881">3</text:span></text:p>
            <text:p text:style-name="P882"><text:span text:style-name="T883">-</text:span><text:span text:style-name="T884">1</text:span></text:p>
          </table:table-cell>
          <table:table-cell table:style-name="TableCell885">
            <text:p text:style-name="P886"><text:span text:style-name="T887">Charmander</text:span><text:span text:style-name="T888"><text:s/></text:span><text:span text:style-name="T889">is</text:span><text:span text:style-name="T890"><text:s/></text:span><text:span text:style-name="T891">eating</text:span><text:span text:style-name="T892"><text:s/></text:span><text:span text:style-name="T893">food</text:span><text:span text:style-name="T894">. [</text:span><text:span text:style-name="T895">Str</text:span><text:span text:style-name="T896">:<text:s/></text:span><text:span text:style-name="T897">8</text:span><text:span text:style-name="T898">-&gt;</text:span><text:span text:style-name="T899">10</text:span><text:span text:style-name="T900">,<text:s/></text:span><text:span text:style-name="T901">Spd</text:span><text:span text:style-name="T902">:<text:s/></text:span><text:span text:style-name="T903">8</text:span><text:span text:style-name="T904">-&gt;</text:span><text:span text:style-name="T905">10</text:span><text:span text:style-name="T906">]</text:span></text:p>
            <text:p text:style-name="P907"><text:span text:style-name="T908">ID</text:span><text:span text:style-name="T909">:<text:s/></text:span><text:span text:style-name="T910">1</text:span><text:span text:style-name="T911">,<text:s/></text:span><text:span text:style-name="T912">Type</text:span><text:span text:style-name="T913">:<text:s/></text:span><text:span text:style-name="T914">Charmander</text:span><text:span text:style-name="T915">,<text:s/></text:span><text:span text:style-name="T916">Str</text:span><text:span text:style-name="T917">:<text:s/></text:span><text:span text:style-name="T918">10</text:span><text:span text:style-name="T919">,<text:s/></text:span><text:span text:style-name="T920">Spd</text:span><text:span text:style-name="T921">:<text:s/></text:span><text:span text:style-name="T922">10</text:span></text:p>
            <text:p text:style-name="P923"><text:span text:style-name="T924">Power</text:span><text:span text:style-name="T925">:<text:s/></text:span><text:span text:style-name="T926">216</text:span><text:span text:style-name="T927"><text:s/></text:span><text:span text:style-name="T928">vs</text:span><text:span text:style-name="T929">.<text:s/></text:span><text:span text:style-name="T930">192</text:span></text:p>
            <text:p text:style-name="P931"><text:span text:style-name="T932">Charmander</text:span><text:span text:style-name="T933"><text:s/></text:span><text:span text:style-name="T934">wins</text:span><text:span text:style-name="T935">!</text:span></text:p>
          </table:table-cell>
        </table:table-row>
      </table:table>
      <text:p text:style-name="P936"/>
      <text:p text:style-name="P937"/>
      <text:p text:style-name="P938">Q4 –<text:s/>音樂祭<text:s/>(C++) 30%</text:p>
      <text:p text:style-name="Standard"><text:span text:style-name="T939">題目敘述：</text:span></text:p>
      <text:p text:style-name="P940">崴崴孟孟正在準備音樂祭，他們拿草莓蛋糕當報酬，請你設計一個音樂祭管理系統來管理音樂祭的行程。</text:p>
      <text:p text:style-name="P941"/>
      <text:p text:style-name="P942">class設計如下：</text:p>
      <text:list text:style-name="LFO20" text:continue-numbering="true">
        <text:list-item>
          <text:p text:style-name="P943">樂團(Band)：記錄樂團名稱以及成員列表。</text:p>
        </text:list-item>
        <text:list-item>
          <text:p text:style-name="P944"><text:span text:style-name="T945">演出</text:span><text:span text:style-name="T946">(Performance)</text:span><text:span text:style-name="T947">：記錄</text:span><text:span text:style-name="T948">一場</text:span><text:span text:style-name="T949">演出，包括樂團名稱、開始時間與結束時間。</text:span></text:p>
        </text:list-item>
        <text:list-item>
          <text:p text:style-name="P950"><text:span text:style-name="T951">舞台</text:span><text:span text:style-name="T952">(Stage)</text:span><text:span text:style-name="T953">：記錄舞台名稱以及此舞台上的</text:span><text:span text:style-name="T954">所有</text:span><text:span text:style-name="T955">演出。</text:span></text:p>
        </text:list-item>
        <text:list-item>
          <text:p text:style-name="P956">音樂祭(Festival)：記錄音樂祭的名稱、所有樂團與所有舞台。</text:p>
        </text:list-item>
      </text:list>
      <text:p text:style-name="P957"/>
      <text:p text:style-name="P958">管理系統功能：</text:p>
      <text:list text:style-name="LFO21" text:continue-numbering="true">
        <text:list-item>
          <text:p text:style-name="P959">管理多個樂團。</text:p>
        </text:list-item>
        <text:list-item>
          <text:p text:style-name="P960">管理多個舞台。</text:p>
        </text:list-item>
        <text:list-item>
          <text:p text:style-name="P961">安排各樂團在不同舞台的演出。</text:p>
        </text:list-item>
      </text:list>
      <text:p text:style-name="P962"/>
      <text:p text:style-name="P963">TODO (詳細功能要求請看提供程式碼中的註解):</text:p>
      <text:list text:style-name="LFO22" text:continue-numbering="true">
        <text:list-item>
          <text:p text:style-name="P964">Stage class:</text:p>
          <text:list text:continue-numbering="true">
            <text:list-item>
              <text:p text:style-name="P965">hasTimeConflict</text:p>
            </text:list-item>
            <text:list-item>
              <text:p text:style-name="P966">addPerformance</text:p>
            </text:list-item>
            <text:list-item>
              <text:p text:style-name="P967">sortPerformances</text:p>
            </text:list-item>
            <text:list-item>
              <text:p text:style-name="P968">removePerformancesByBand</text:p>
            </text:list-item>
            <text:list-item>
              <text:p text:style-name="P969">hasBand</text:p>
            </text:list-item>
          </text:list>
        </text:list-item>
        <text:list-item>
          <text:p text:style-name="P970">Festival class:</text:p>
          <text:list text:continue-numbering="true">
            <text:list-item>
              <text:p text:style-name="P971">hasBandScheduleConflict</text:p>
            </text:list-item>
            <text:list-item>
              <text:p text:style-name="P972">schedulePerformance</text:p>
            </text:list-item>
            <text:list-item>
              <text:p text:style-name="P973">removeBand</text:p>
            </text:list-item>
          </text:list>
        </text:list-item>
      </text:list>
      <text:p text:style-name="P974"/>
      <text:p text:style-name="P975">輸入格式：</text:p>
      <text:p text:style-name="P976">請將debugMode設為true來查看輸入格式。</text:p>
      <text:p text:style-name="P977"/>
      <text:p text:style-name="P978">輸出格式：</text:p>
      <text:p text:style-name="P979">Todo中，如果有需要輸出的地方，註解有提供程式碼。</text:p>
      <text:p text:style-name="P980"/>
      <text:p text:style-name="P981">注意事項:</text:p>
      <text:list text:style-name="LFO23" text:continue-numbering="true">
        <text:list-item>
          <text:p text:style-name="P982">請勿修改main函式。</text:p>
        </text:list-item>
        <text:list-item>
          <text:p text:style-name="P983">請勿修改TODO之外的函式或新增函式。</text:p>
        </text:list-item>
        <text:list-item>
          <text:p text:style-name="P984">可以增加所需要的library。</text:p>
        </text:list-item>
        <text:list-item>
          <text:p text:style-name="P985">不會有過日的開始時間與結束時間(例:23-1)。</text:p>
        </text:list-item>
        <text:list-item>
          <text:p text:style-name="P986">上傳到OJ時，請將debugMode設成false。</text:p>
        </text:list-item>
      </text:list>
      <text:p text:style-name="P987"/>
      <table:table table:style-name="Table988">
        <table:table-columns>
          <table:table-column table:style-name="TableColumn989"/>
          <table:table-column table:style-name="TableColumn990"/>
        </table:table-columns>
        <table:table-row table:style-name="TableRow991">
          <table:table-cell table:style-name="TableCell992">
            <text:p text:style-name="Standard"><text:span text:style-name="T993">Sample Input 1</text:span></text:p>
          </table:table-cell>
          <table:table-cell table:style-name="TableCell994">
            <text:p text:style-name="Standard"><text:span text:style-name="T995">Sample Output 1</text:span></text:p>
          </table:table-cell>
        </table:table-row>
        <table:table-row table:style-name="TableRow996">
          <table:table-cell table:style-name="TableCell997">
            <text:p text:style-name="內文">1</text:p>
            <text:p text:style-name="內文">Weimeng_Music</text:p>
            <text:p text:style-name="內文">2</text:p>
            <text:p text:style-name="內文">FUMON</text:p>
            <text:p text:style-name="內文">2</text:p>
            <text:p text:style-name="內文">MyGO!!!!!</text:p>
            <text:p text:style-name="內文">2</text:p>
            <text:p text:style-name="內文">MangoJump</text:p>
            <text:p text:style-name="內文">2</text:p>
            <text:p text:style-name="內文">AveMujica</text:p>
            <text:p text:style-name="內文">2</text:p>
            <text:p text:style-name="內文">AmazingShow</text:p>
            <text:p text:style-name="內文">3</text:p>
            <text:p text:style-name="內文">Weimeng_Japan_Stage</text:p>
            <text:p text:style-name="內文">3</text:p>
            <text:p text:style-name="內文">Weimeng_Taiwan_Stage</text:p>
            <text:p text:style-name="內文">3</text:p>
            <text:p text:style-name="內文">Weimeng_Korea_Stage</text:p>
            <text:p text:style-name="內文">6</text:p>
            <text:p text:style-name="內文">Weimeng_Japan_Stage</text:p>
            <text:p text:style-name="內文">MyGO!!!!!</text:p>
            <text:p text:style-name="內文">10</text:p>
            <text:p text:style-name="內文">12</text:p>
            <text:p text:style-name="內文">6</text:p>
            <text:p text:style-name="內文">Weimeng_Japan_Stage</text:p>
            <text:p text:style-name="內文">MangoJump</text:p>
            <text:p text:style-name="內文">12</text:p>
            <text:p text:style-name="內文">14</text:p>
            <text:p text:style-name="內文">8</text:p>
            <text:p text:style-name="內文">KessokuBand</text:p>
            <text:p text:style-name="內文">6</text:p>
            <text:p text:style-name="內文">Weimeng_Japan_Stage</text:p>
            <text:p text:style-name="內文">AveMujica</text:p>
            <text:p text:style-name="內文">11</text:p>
            <text:p text:style-name="內文">13</text:p>
            <text:p text:style-name="內文">6</text:p>
            <text:p text:style-name="內文">Weimeng_Japan_Stage</text:p>
            <text:p text:style-name="內文">FUMON</text:p>
            <text:p text:style-name="內文">11</text:p>
            <text:p text:style-name="內文">13</text:p>
            <text:p text:style-name="內文">6</text:p>
            <text:p text:style-name="內文">Weimeng_Korea_Stage</text:p>
            <text:p text:style-name="內文">FUMON</text:p>
            <text:soft-page-break/>
            <text:p text:style-name="內文">14</text:p>
            <text:p text:style-name="內文">16</text:p>
            <text:p text:style-name="內文">2</text:p>
            <text:p text:style-name="內文">TOGENASHITOGEARI</text:p>
            <text:p text:style-name="內文">6</text:p>
            <text:p text:style-name="內文">Weimeng_Taiwan_Stage</text:p>
            <text:p text:style-name="內文">MyGO!!!!!</text:p>
            <text:p text:style-name="內文">11</text:p>
            <text:p text:style-name="內文">13</text:p>
            <text:p text:style-name="內文">6</text:p>
            <text:p text:style-name="內文">Weimeng_Taiwan_Stage</text:p>
            <text:p text:style-name="內文">MyGO!!!!!</text:p>
            <text:p text:style-name="內文">12</text:p>
            <text:p text:style-name="內文">14</text:p>
            <text:p text:style-name="內文">6</text:p>
            <text:p text:style-name="內文">Weimeng_Taiwan_Stage</text:p>
            <text:p text:style-name="內文">AveMujica</text:p>
            <text:p text:style-name="內文">14</text:p>
            <text:p text:style-name="內文">16</text:p>
            <text:p text:style-name="內文">6</text:p>
            <text:p text:style-name="內文">Weimeng_Korea_Stage</text:p>
            <text:p text:style-name="內文">AmazingShow</text:p>
            <text:p text:style-name="內文">9</text:p>
            <text:p text:style-name="內文">11</text:p>
            <text:p text:style-name="內文">6</text:p>
            <text:p text:style-name="內文">Weimeng_Korea_Stage</text:p>
            <text:p text:style-name="內文">MangoJump</text:p>
            <text:p text:style-name="內文">11</text:p>
            <text:p text:style-name="內文">13</text:p>
            <text:p text:style-name="內文">6</text:p>
            <text:p text:style-name="內文">Weimeng_Korea_Stage</text:p>
            <text:p text:style-name="內文">TOGENASHITOGEARI</text:p>
            <text:p text:style-name="內文">13</text:p>
            <text:p text:style-name="內文">15</text:p>
            <text:p text:style-name="內文">6</text:p>
            <text:p text:style-name="內文">Weimeng_Taiwan_Stage</text:p>
            <text:p text:style-name="內文">AveMujica</text:p>
            <text:p text:style-name="內文">14</text:p>
            <text:p text:style-name="內文">16</text:p>
            <text:p text:style-name="內文">7</text:p>
            <text:p text:style-name="內文">8</text:p>
            <text:p text:style-name="內文">MyGO!!!!!</text:p>
            <text:p text:style-name="內文">7</text:p>
            <text:p text:style-name="P998">0</text:p>
          </table:table-cell>
          <table:table-cell table:style-name="TableCell999">
            <text:p text:style-name="P1000">Band not found!</text:p>
            <text:p text:style-name="P1001">Time conflict!</text:p>
            <text:p text:style-name="P1002">Time conflict!</text:p>
            <text:p text:style-name="P1003">Band schedule conflict!</text:p>
            <text:p text:style-name="P1004">Band schedule conflict!</text:p>
            <text:p text:style-name="P1005">Time conflict!</text:p>
            <text:p text:style-name="P1006">Time conflict!</text:p>
            <text:p text:style-name="P1007">=== Schedule of Weimeng_Japan_Stage ===</text:p>
            <text:p text:style-name="P1008">Band: MyGO!!!!!, Time: 10:00 - 12:00</text:p>
            <text:p text:style-name="P1009">Band: MangoJump, Time: 12:00 - 14:00</text:p>
            <text:p text:style-name="P1010"/>
            <text:p text:style-name="P1011">===<text:s/>Schedule of Weimeng_Taiwan_Stage ===</text:p>
            <text:p text:style-name="P1012">Band: MyGO!!!!!, Time: 12:00 - 14:00</text:p>
            <text:p text:style-name="P1013">Band: AveMujica, Time: 14:00 - 16:00</text:p>
            <text:p text:style-name="P1014"/>
            <text:p text:style-name="P1015">=== Schedule of Weimeng_Korea_Stage ===</text:p>
            <text:p text:style-name="P1016">Band: AmazingShow, Time: 9:00 - 11:00</text:p>
            <text:p text:style-name="P1017">Band: FUMON, Time: 14:00 - 16:00</text:p>
            <text:p text:style-name="P1018"/>
            <text:p text:style-name="P1019">=== Schedule of<text:s/>Weimeng_Japan_Stage ===</text:p>
            <text:p text:style-name="P1020">Band: MangoJump, Time: 12:00 - 14:00</text:p>
            <text:p text:style-name="P1021"/>
            <text:p text:style-name="P1022">=== Schedule of Weimeng_Taiwan_Stage ===</text:p>
            <text:p text:style-name="P1023">Band: AveMujica, Time: 14:00 - 16:00</text:p>
            <text:p text:style-name="P1024"/>
            <text:p text:style-name="P1025">=== Schedule of Weimeng_Korea_Stage ===</text:p>
            <text:p text:style-name="P1026">Band: AmazingShow, Time: 9:00 - 11:00</text:p>
            <text:p text:style-name="P1027">Band: FUMON, Time: 14:00 - 16:00</text:p>
            <text:p text:style-name="P1028"/>
            <text:p text:style-name="P1029"/>
          </table:table-cell>
        </table:table-row>
      </table:table>
      <text:p text:style-name="P1030"/>
      <text:p text:style-name="P1031"><text:span text:style-name="T1032">~END~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標楷體" svg:font-family="標楷體" style:font-family-generic="script" style:font-pitch="fixed" svg:panose-1="3 0 5 9 0 0 0 0 0 0"/>
    <style:font-face style:name="細明體" svg:font-family="細明體" style:font-family-generic="modern" style:font-pitch="fixed" svg:panose-1="2 2 5 9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新細明體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標題1" style:display-name="標題 1" style:family="paragraph" style:parent-style-name="內文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標題2" style:display-name="標題 2" style:family="paragraph" style:parent-style-name="內文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標題3" style:display-name="標題 3" style:family="paragraph" style:parent-style-name="內文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標題4" style:display-name="標題 4" style:family="paragraph" style:parent-style-name="內文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標題5" style:display-name="標題 5" style:family="paragraph" style:parent-style-name="內文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標題6" style:display-name="標題 6" style:family="paragraph" style:parent-style-name="內文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內文" style:display-name="內文" style:family="paragraph">
      <style:paragraph-properties fo:widows="2" fo:orphans="2"/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標題" style:display-name="標題" style:family="paragraph" style:parent-style-name="內文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內文Web" style:display-name="內文 (Web)" style:family="paragraph">
      <style:text-properties style:font-name="Times New Roman" style:font-name-asian="Times New Roman" style:font-name-complex="Times New Roman" fo:hyphenate="false"/>
    </style:style>
    <style:style style:name="清單段落" style:display-name="清單段落" style:family="paragraph">
      <style:paragraph-properties fo:margin-left="0.3333in">
        <style:tab-stops/>
      </style:paragraph-properties>
      <style:text-properties fo:hyphenate="false"/>
    </style:style>
    <style:style style:name="頁首" style:display-name="頁首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副標題" style:display-name="副標題" style:family="paragraph" style:parent-style-name="內文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style:style style:name="預留位置文字" style:display-name="預留位置文字" style:family="text" style:parent-style-name="預設段落字型">
      <style:text-properties fo:color="#666666"/>
    </style:style>
    <style:style style:name="ListLabel1" style:display-name="ListLabel 1" style:family="text">
      <style:text-properties style:font-name-asian="Courier New" style:font-name-complex="Courier New" fo:font-size="10pt" style:font-size-asian="10pt" style:font-size-complex="10pt"/>
    </style:style>
    <style:style style:name="項目符號" style:display-name="項目符號" style:family="paragraph" style:parent-style-name="內文" style:list-style-name="LFO8">
      <style:paragraph-properties style:contextual-spacing="true"/>
      <style:text-properties style:font-name-complex="Mangal" style:font-size-complex="10.5pt" fo:hyphenate="false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Times New Roman" style:font-name-complex="Times New Roman"/>
    </style:style>
    <style:style style:name="WW_CharLFO2LVL2" style:family="text">
      <style:text-properties style:font-name="Courier New" style:font-name-asian="Courier New" style:font-name-complex="Courier New" fo:font-size="10pt" style:font-size-asian="10pt" style:font-size-complex="10pt"/>
    </style:style>
    <text:list-style style:name="WWNum1" style:display-name="WWNum1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3LVL1" style:family="text">
      <style:text-properties style:font-name="Wingdings"/>
    </style:style>
    <text:list-style style:name="LFO8" style:display-name="LFO8">
      <text:list-level-style-bullet text:level="1" text:style-name="WW_CharLFO3LVL1" text:bullet-char="">
        <style:list-level-properties text:space-before="0.0006in" text:min-label-width="0.25in" text:list-level-position-and-space-mode="label-alignment">
          <style:list-level-label-alignment text:label-followed-by="listtab" fo:margin-left="0.2506in" fo:text-indent="-0.25in"/>
        </style:list-level-properties>
        <style:text-properties style:font-name="Wingdings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5LVL1" style:family="text">
      <style:text-properties style:font-name="Wingdings"/>
    </style:style>
    <style:style style:name="WW_CharLFO5LVL2" style:family="text">
      <style:text-properties style:font-name="Wingdings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Wingdings"/>
    </style:style>
    <style:style style:name="WW_CharLFO5LVL5" style:family="text">
      <style:text-properties style:font-name="Wingdings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Wingdings"/>
    </style:style>
    <style:style style:name="WW_CharLFO5LVL8" style:family="text">
      <style:text-properties style:font-name="Wingdings"/>
    </style:style>
    <style:style style:name="WW_CharLFO5LVL9" style:family="text">
      <style:text-properties style:font-name="Wingdings"/>
    </style:style>
    <style:style style:name="WW_CharLFO6LVL2" style:family="text">
      <style:text-properties style:font-name="Courier New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Wingdings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Wingdings"/>
    </style:style>
    <style:style style:name="WW_CharLFO10LVL5" style:family="text">
      <style:text-properties style:font-name="Wingdings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Wingdings"/>
    </style:style>
    <style:style style:name="WW_CharLFO10LVL8" style:family="text">
      <style:text-properties style:font-name="Wingdings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Wingdings"/>
    </style:style>
    <style:style style:name="WW_CharLFO11LVL2" style:family="text">
      <style:text-properties style:font-name="Wingdings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Wingdings"/>
    </style:style>
    <style:style style:name="WW_CharLFO11LVL5" style:family="text">
      <style:text-properties style:font-name="Wingdings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Wingdings"/>
    </style:style>
    <style:style style:name="WW_CharLFO11LVL8" style:family="text">
      <style:text-properties style:font-name="Wingdings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Wingdings"/>
    </style:style>
    <style:style style:name="WW_CharLFO12LVL2" style:family="text">
      <style:text-properties style:font-name="Wingdings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Wingdings"/>
    </style:style>
    <style:style style:name="WW_CharLFO12LVL5" style:family="text">
      <style:text-properties style:font-name="Wingdings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Wingdings"/>
    </style:style>
    <style:style style:name="WW_CharLFO12LVL8" style:family="text">
      <style:text-properties style:font-name="Wingdings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Wingdings"/>
    </style:style>
    <style:style style:name="WW_CharLFO13LVL2" style:family="text">
      <style:text-properties style:font-name="Wingdings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Wingdings"/>
    </style:style>
    <style:style style:name="WW_CharLFO13LVL5" style:family="text">
      <style:text-properties style:font-name="Wingdings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Wingdings"/>
    </style:style>
    <style:style style:name="WW_CharLFO13LVL8" style:family="text">
      <style:text-properties style:font-name="Wingdings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Wingdings"/>
    </style:style>
    <style:style style:name="WW_CharLFO14LVL2" style:family="text">
      <style:text-properties style:font-name="Wingdings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Wingdings"/>
    </style:style>
    <style:style style:name="WW_CharLFO14LVL5" style:family="text">
      <style:text-properties style:font-name="Wingdings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Wingdings"/>
    </style:style>
    <style:style style:name="WW_CharLFO14LVL8" style:family="text">
      <style:text-properties style:font-name="Wingdings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Wingdings"/>
    </style:style>
    <style:style style:name="WW_CharLFO15LVL2" style:family="text">
      <style:text-properties style:font-name="Wingdings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Wingdings"/>
    </style:style>
    <style:style style:name="WW_CharLFO15LVL5" style:family="text">
      <style:text-properties style:font-name="Wingdings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Wingdings"/>
    </style:style>
    <style:style style:name="WW_CharLFO15LVL8" style:family="text">
      <style:text-properties style:font-name="Wingdings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Wingdings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Wingdings"/>
    </style:style>
    <style:style style:name="WW_CharLFO16LVL5" style:family="text">
      <style:text-properties style:font-name="Wingdings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Wingdings"/>
    </style:style>
    <style:style style:name="WW_CharLFO16LVL8" style:family="text">
      <style:text-properties style:font-name="Wingdings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Wingdings"/>
    </style:style>
    <style:style style:name="WW_CharLFO17LVL2" style:family="text">
      <style:text-properties style:font-name="Wingdings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Wingdings"/>
    </style:style>
    <style:style style:name="WW_CharLFO17LVL5" style:family="text">
      <style:text-properties style:font-name="Wingdings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Wingdings"/>
    </style:style>
    <style:style style:name="WW_CharLFO17LVL8" style:family="text">
      <style:text-properties style:font-name="Wingdings"/>
    </style:style>
    <style:style style:name="WW_CharLFO17LVL9" style:family="text">
      <style:text-properties style:font-name="Wingdings"/>
    </style:style>
    <style:style style:name="WW_CharLFO20LVL1" style:family="text">
      <style:text-properties style:font-name="Wingdings"/>
    </style:style>
    <style:style style:name="WW_CharLFO20LVL2" style:family="text">
      <style:text-properties style:font-name="Wingdings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Wingdings"/>
    </style:style>
    <style:style style:name="WW_CharLFO20LVL5" style:family="text">
      <style:text-properties style:font-name="Wingdings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Wingdings"/>
    </style:style>
    <style:style style:name="WW_CharLFO20LVL8" style:family="text">
      <style:text-properties style:font-name="Wingdings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Wingdings"/>
    </style:style>
    <style:style style:name="WW_CharLFO21LVL2" style:family="text">
      <style:text-properties style:font-name="Wingdings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Wingdings"/>
    </style:style>
    <style:style style:name="WW_CharLFO21LVL5" style:family="text">
      <style:text-properties style:font-name="Wingdings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Wingdings"/>
    </style:style>
    <style:style style:name="WW_CharLFO21LVL8" style:family="text">
      <style:text-properties style:font-name="Wingdings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Wingdings"/>
    </style:style>
    <style:style style:name="WW_CharLFO22LVL2" style:family="text">
      <style:text-properties style:font-name="Wingdings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Wingdings"/>
    </style:style>
    <style:style style:name="WW_CharLFO22LVL5" style:family="text">
      <style:text-properties style:font-name="Wingdings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Wingdings"/>
    </style:style>
    <style:style style:name="WW_CharLFO22LVL8" style:family="text">
      <style:text-properties style:font-name="Wingdings"/>
    </style:style>
    <style:style style:name="WW_CharLFO2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number text:level="1" style:num-suffix="." style:num-format="1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5">
      <text:list-level-style-bullet text:level="1" text:style-name="WW_CharLFO5LVL1" text:bullet-char="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  <style:text-properties style:font-name="Wingdings"/>
      </text:list-level-style-bullet>
      <text:list-level-style-bullet text:level="2" text:style-name="WW_CharLFO5LVL2" text:bullet-char="">
        <style:list-level-properties text:space-before="0.8333in" text:min-label-width="0.3333in" text:list-level-position-and-space-mode="label-alignment">
          <style:list-level-label-alignment text:label-followed-by="listtab" fo:margin-left="1.1666in" fo:text-indent="-0.3333in"/>
        </style:list-level-properties>
        <style:text-properties style:font-name="Wingdings"/>
      </text:list-level-style-bullet>
      <text:list-level-style-bullet text:level="3" text:style-name="WW_CharLFO5LVL3" text:bullet-char="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  <style:text-properties style:font-name="Wingdings"/>
      </text:list-level-style-bullet>
      <text:list-level-style-bullet text:level="4" text:style-name="WW_CharLFO5LVL4" text:bullet-char="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  <style:text-properties style:font-name="Wingdings"/>
      </text:list-level-style-bullet>
      <text:list-level-style-bullet text:level="5" text:style-name="WW_CharLFO5LVL5" text:bullet-char="">
        <style:list-level-properties text:space-before="1.8333in" text:min-label-width="0.3333in" text:list-level-position-and-space-mode="label-alignment">
          <style:list-level-label-alignment text:label-followed-by="listtab" fo:margin-left="2.1666in" fo:text-indent="-0.3333in"/>
        </style:list-level-properties>
        <style:text-properties style:font-name="Wingdings"/>
      </text:list-level-style-bullet>
      <text:list-level-style-bullet text:level="6" text:style-name="WW_CharLFO5LVL6" text:bullet-char="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  <style:text-properties style:font-name="Wingdings"/>
      </text:list-level-style-bullet>
      <text:list-level-style-bullet text:level="7" text:style-name="WW_CharLFO5LVL7" text:bullet-char="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  <style:text-properties style:font-name="Wingdings"/>
      </text:list-level-style-bullet>
      <text:list-level-style-bullet text:level="8" text:style-name="WW_CharLFO5LVL8" text:bullet-char="">
        <style:list-level-properties text:space-before="2.8333in" text:min-label-width="0.3333in" text:list-level-position-and-space-mode="label-alignment">
          <style:list-level-label-alignment text:label-followed-by="listtab" fo:margin-left="3.1666in" fo:text-indent="-0.3333in"/>
        </style:list-level-properties>
        <style:text-properties style:font-name="Wingdings"/>
      </text:list-level-style-bullet>
      <text:list-level-style-bullet text:level="9" text:style-name="WW_CharLFO5LVL9" text:bullet-char="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_1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0">
      <text:list-level-style-bullet text:level="1" text:style-name="WW_CharLFO10LVL1" text:bullet-char="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2" text:style-name="WW_CharLFO10LVL2" text:bullet-char="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3" text:style-name="WW_CharLFO10LVL3" text:bullet-char="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4" text:style-name="WW_CharLFO10LVL4" text:bullet-char="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5" text:style-name="WW_CharLFO10LVL5" text:bullet-char="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6" text:style-name="WW_CharLFO10LVL6" text:bullet-char="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7" text:style-name="WW_CharLFO10LVL7" text:bullet-char="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8" text:style-name="WW_CharLFO10LVL8" text:bullet-char="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9" text:style-name="WW_CharLFO10LVL9" text:bullet-char="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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2" text:style-name="WW_CharLFO11LVL2" text:bullet-char="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3" text:style-name="WW_CharLFO11LVL3" text:bullet-char="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4" text:style-name="WW_CharLFO11LVL4" text:bullet-char="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5" text:style-name="WW_CharLFO11LVL5" text:bullet-char="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6" text:style-name="WW_CharLFO11LVL6" text:bullet-char="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7" text:style-name="WW_CharLFO11LVL7" text:bullet-char="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8" text:style-name="WW_CharLFO11LVL8" text:bullet-char="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9" text:style-name="WW_CharLFO11LVL9" text:bullet-char="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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2" text:style-name="WW_CharLFO12LVL2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3" text:style-name="WW_CharLFO12LVL3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4" text:style-name="WW_CharLFO12LVL4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5" text:style-name="WW_CharLFO12LVL5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6" text:style-name="WW_CharLFO12LVL6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7" text:style-name="WW_CharLFO12LVL7" text:bullet-char="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  <text:list-level-style-bullet text:level="8" text:style-name="WW_CharLFO12LVL8" text:bullet-char="">
        <style:list-level-properties text:space-before="3.3333in" text:min-label-width="0.3333in" text:list-level-position-and-space-mode="label-alignment">
          <style:list-level-label-alignment text:label-followed-by="listtab" fo:margin-left="3.6666in" fo:text-indent="-0.3333in"/>
        </style:list-level-properties>
        <style:text-properties style:font-name="Wingdings"/>
      </text:list-level-style-bullet>
      <text:list-level-style-bullet text:level="9" text:style-name="WW_CharLFO12LVL9" text:bullet-char="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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2" text:style-name="WW_CharLFO13LVL2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3" text:style-name="WW_CharLFO13LVL3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4" text:style-name="WW_CharLFO13LVL4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5" text:style-name="WW_CharLFO13LVL5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6" text:style-name="WW_CharLFO13LVL6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7" text:style-name="WW_CharLFO13LVL7" text:bullet-char="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  <text:list-level-style-bullet text:level="8" text:style-name="WW_CharLFO13LVL8" text:bullet-char="">
        <style:list-level-properties text:space-before="3.3333in" text:min-label-width="0.3333in" text:list-level-position-and-space-mode="label-alignment">
          <style:list-level-label-alignment text:label-followed-by="listtab" fo:margin-left="3.6666in" fo:text-indent="-0.3333in"/>
        </style:list-level-properties>
        <style:text-properties style:font-name="Wingdings"/>
      </text:list-level-style-bullet>
      <text:list-level-style-bullet text:level="9" text:style-name="WW_CharLFO13LVL9" text:bullet-char="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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2" text:style-name="WW_CharLFO14LVL2" text:bullet-char="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3" text:style-name="WW_CharLFO14LVL3" text:bullet-char="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4" text:style-name="WW_CharLFO14LVL4" text:bullet-char="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5" text:style-name="WW_CharLFO14LVL5" text:bullet-char="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6" text:style-name="WW_CharLFO14LVL6" text:bullet-char="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7" text:style-name="WW_CharLFO14LVL7" text:bullet-char="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8" text:style-name="WW_CharLFO14LVL8" text:bullet-char="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9" text:style-name="WW_CharLFO14LVL9" text:bullet-char="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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2" text:style-name="WW_CharLFO15LVL2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3" text:style-name="WW_CharLFO15LVL3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4" text:style-name="WW_CharLFO15LVL4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5" text:style-name="WW_CharLFO15LVL5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6" text:style-name="WW_CharLFO15LVL6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7" text:style-name="WW_CharLFO15LVL7" text:bullet-char="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  <text:list-level-style-bullet text:level="8" text:style-name="WW_CharLFO15LVL8" text:bullet-char="">
        <style:list-level-properties text:space-before="3.3333in" text:min-label-width="0.3333in" text:list-level-position-and-space-mode="label-alignment">
          <style:list-level-label-alignment text:label-followed-by="listtab" fo:margin-left="3.6666in" fo:text-indent="-0.3333in"/>
        </style:list-level-properties>
        <style:text-properties style:font-name="Wingdings"/>
      </text:list-level-style-bullet>
      <text:list-level-style-bullet text:level="9" text:style-name="WW_CharLFO15LVL9" text:bullet-char="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16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6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6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6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6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6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6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6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17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7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7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7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7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7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7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7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0">
      <text:list-level-style-bullet text:level="1" text:style-name="WW_CharLFO20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20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20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20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20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20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20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20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20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21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21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21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21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21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21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21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21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22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22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22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22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22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22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22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22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頁尾" style:family="paragraph">
      <style:paragraph-properties fo:text-align="center"/>
    </style:style>
    <style:style style:name="T3" style:parent-style-name="預設段落字型" style:family="text">
      <style:text-properties fo:language="zh" fo:country="TW" style:language-asian="zh" style:country-asian="TW"/>
    </style:style>
  </office:automatic-styles>
  <office:master-styles>
    <style:master-page style:name="MP0" style:page-layout-name="PL0">
      <style:footer>
        <text:p text:style-name="P2"><text:span text:style-name="T3"><text:page-number text:fixed="false">2</text:page-number></text:span></text:p>
        <text:p text:style-name="頁尾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RUKA</meta:initial-creator>
    <dc:creator>鈞瑋 賴</dc:creator>
    <meta:creation-date>2025-09-27T14:33:00Z</meta:creation-date>
    <dc:date>2026-04-07T15:07:00Z</dc:date>
    <meta:print-date>2025-10-02T03:16:00Z</meta:print-date>
    <meta:template xlink:href="Normal" xlink:type="simple"/>
    <meta:editing-cycles>163</meta:editing-cycles>
    <meta:editing-duration>PT10980S</meta:editing-duration>
    <meta:document-statistic meta:page-count="9" meta:paragraph-count="11" meta:word-count="872" meta:character-count="5834" meta:row-count="41" meta:non-whitespace-character-count="4973"/>
  </office:meta>
</office:document-meta>
</file>